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arial" svg:font-family="arial, sans-serif"/>
    <style:font-face style:name="FreeSans" svg:font-family="FreeSans" style:font-family-generic="swiss"/>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Latha" svg:font-family="Latha"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Table1" style:family="table">
      <style:table-properties style:width="6.8674in" fo:margin-left="-0.0069in" table:align="left"/>
    </style:style>
    <style:style style:name="Table1.A" style:family="table-column">
      <style:table-column-properties style:column-width="1.7in"/>
    </style:style>
    <style:style style:name="Table1.B" style:family="table-column">
      <style:table-column-properties style:column-width="4.1764in"/>
    </style:style>
    <style:style style:name="Table1.C" style:family="table-column">
      <style:table-column-properties style:column-width="0.991in"/>
    </style:style>
    <style:style style:name="Table1.1" style:family="table-row">
      <style:table-row-properties style:min-row-height="0.2264in" style:use-optimal-row-height="false"/>
    </style:style>
    <style:style style:name="Table1.A1" style:family="table-cell">
      <style:table-cell-properties fo:background-color="#ffffff" fo:padding="0.0694in" fo:border="1pt solid #000001">
        <style:background-image/>
      </style:table-cell-properties>
    </style:style>
    <style:style style:name="Table1.2" style:family="table-row">
      <style:table-row-properties style:min-row-height="0.4354in" style:use-optimal-row-height="false"/>
    </style:style>
    <style:style style:name="Table1.6" style:family="table-row">
      <style:table-row-properties style:min-row-height="0.4528in" style:use-optimal-row-height="false"/>
    </style:style>
    <style:style style:name="Table1.8" style:family="table-row">
      <style:table-row-properties style:min-row-height="0.6625in" style:use-optimal-row-height="false"/>
    </style:style>
    <style:style style:name="Table2" style:family="table">
      <style:table-properties style:width="6.8764in" fo:margin-left="-0.0069in" table:align="left"/>
    </style:style>
    <style:style style:name="Table2.A" style:family="table-column">
      <style:table-column-properties style:column-width="1.7521in"/>
    </style:style>
    <style:style style:name="Table2.B" style:family="table-column">
      <style:table-column-properties style:column-width="4.1403in"/>
    </style:style>
    <style:style style:name="Table2.C" style:family="table-column">
      <style:table-column-properties style:column-width="0.984in"/>
    </style:style>
    <style:style style:name="Table2.1" style:family="table-row">
      <style:table-row-properties style:min-row-height="0.3083in" style:use-optimal-row-height="false"/>
    </style:style>
    <style:style style:name="Table2.A1" style:family="table-cell">
      <style:table-cell-properties fo:background-color="#ffffff" fo:padding="0.0694in" fo:border="1pt solid #000001">
        <style:background-image/>
      </style:table-cell-properties>
    </style:style>
    <style:style style:name="Table2.2" style:family="table-row">
      <style:table-row-properties style:min-row-height="0.5924in" style:use-optimal-row-height="false"/>
    </style:style>
    <style:style style:name="Table3" style:family="table">
      <style:table-properties style:width="6.7639in" fo:margin-left="-0.0069in" table:align="left"/>
    </style:style>
    <style:style style:name="Table3.A" style:family="table-column">
      <style:table-column-properties style:column-width="1.691in"/>
    </style:style>
    <style:style style:name="Table3.1" style:family="table-row">
      <style:table-row-properties style:min-row-height="0.1708in" style:use-optimal-row-height="false"/>
    </style:style>
    <style:style style:name="Table3.A1" style:family="table-cell">
      <style:table-cell-properties fo:background-color="#ffffff" fo:padding-left="0.075in" fo:padding-right="0.075in" fo:padding-top="0in" fo:padding-bottom="0in" fo:border="0.5pt solid #000001">
        <style:background-image/>
      </style:table-cell-properties>
    </style:style>
    <style:style style:name="Table3.2" style:family="table-row">
      <style:table-row-properties style:min-row-height="1.4708in" style:use-optimal-row-height="false"/>
    </style:style>
    <style:style style:name="Table3.B2" style:family="table-cell">
      <style:table-cell-properties fo:background-color="#f79646" fo:padding-left="0.075in" fo:padding-right="0.075in" fo:padding-top="0in" fo:padding-bottom="0in" fo:border="0.5pt solid #000001">
        <style:background-image/>
      </style:table-cell-properties>
    </style:style>
    <style:style style:name="Table3.3" style:family="table-row">
      <style:table-row-properties style:min-row-height="0.5472in" style:use-optimal-row-height="false"/>
    </style:style>
    <style:style style:name="Table3.4" style:family="table-row">
      <style:table-row-properties style:min-row-height="0.359in" style:use-optimal-row-height="false"/>
    </style:style>
    <style:style style:name="Table3.B4" style:family="table-cell">
      <style:table-cell-properties fo:background-color="#92d050" fo:padding-left="0.075in" fo:padding-right="0.075in" fo:padding-top="0in" fo:padding-bottom="0in" fo:border="0.5pt solid #000001">
        <style:background-image/>
      </style:table-cell-properties>
    </style:style>
    <style:style style:name="Table3.B5" style:family="table-cell">
      <style:table-cell-properties fo:background-color="#ff0000" fo:padding-left="0.075in" fo:padding-right="0.075in" fo:padding-top="0in" fo:padding-bottom="0in" fo:border="0.5pt solid #000001">
        <style:background-image/>
      </style:table-cell-properties>
    </style:style>
    <style:style style:name="Table3.6" style:family="table-row">
      <style:table-row-properties style:min-row-height="0.5306in" style:use-optimal-row-height="false"/>
    </style:style>
    <style:style style:name="Table3.7" style:family="table-row">
      <style:table-row-properties style:min-row-height="0.7361in" style:use-optimal-row-height="false"/>
    </style:style>
    <style:style style:name="Table3.8" style:family="table-row">
      <style:table-row-properties style:min-row-height="0.9243in" style:use-optimal-row-height="false"/>
    </style:style>
    <style:style style:name="Table3.10" style:family="table-row">
      <style:table-row-properties style:min-row-height="0.9069in" style:use-optimal-row-height="false"/>
    </style:style>
    <style:style style:name="Table3.11" style:family="table-row">
      <style:table-row-properties style:min-row-height="1.1118in" style:use-optimal-row-height="false"/>
    </style:style>
    <style:style style:name="Table4" style:family="table">
      <style:table-properties style:width="6.2611in" fo:margin-left="-0.0069in" table:align="left"/>
    </style:style>
    <style:style style:name="Table4.A" style:family="table-column">
      <style:table-column-properties style:column-width="1.5653in"/>
    </style:style>
    <style:style style:name="Table4.A1" style:family="table-cell">
      <style:table-cell-properties fo:background-color="#ffffff" fo:padding-left="0.075in" fo:padding-right="0.075in" fo:padding-top="0in" fo:padding-bottom="0in" fo:border="0.5pt solid #000001">
        <style:background-image/>
      </style:table-cell-properties>
    </style:style>
    <style:style style:name="Table4.B2" style:family="table-cell">
      <style:table-cell-properties fo:background-color="#92d050" fo:padding-left="0.075in" fo:padding-right="0.075in" fo:padding-top="0in" fo:padding-bottom="0in" fo:border="0.5pt solid #000001">
        <style:background-image/>
      </style:table-cell-properties>
    </style:style>
    <style:style style:name="Table4.B4" style:family="table-cell">
      <style:table-cell-properties fo:background-color="#ff0000" fo:padding-left="0.075in" fo:padding-right="0.075in" fo:padding-top="0in" fo:padding-bottom="0in" fo:border="0.5pt solid #000001">
        <style:background-image/>
      </style:table-cell-properties>
    </style:style>
    <style:style style:name="Table4.B5" style:family="table-cell">
      <style:table-cell-properties fo:background-color="#f79646" fo:padding-left="0.075in" fo:padding-right="0.075in" fo:padding-top="0in" fo:padding-bottom="0in" fo:border="0.5pt solid #000001">
        <style:background-image/>
      </style:table-cell-properties>
    </style:style>
    <style:style style:name="Table5" style:family="table">
      <style:table-properties style:width="6.2611in" fo:margin-left="-0.0069in" table:align="left"/>
    </style:style>
    <style:style style:name="Table5.A" style:family="table-column">
      <style:table-column-properties style:column-width="1.5653in"/>
    </style:style>
    <style:style style:name="Table5.A1" style:family="table-cell">
      <style:table-cell-properties fo:background-color="#ffffff" fo:padding-left="0.075in" fo:padding-right="0.075in" fo:padding-top="0in" fo:padding-bottom="0in" fo:border="0.5pt solid #000001">
        <style:background-image/>
      </style:table-cell-properties>
    </style:style>
    <style:style style:name="Table5.B2" style:family="table-cell">
      <style:table-cell-properties fo:background-color="#92d050" fo:padding-left="0.075in" fo:padding-right="0.075in" fo:padding-top="0in" fo:padding-bottom="0in" fo:border="0.5pt solid #000001">
        <style:background-image/>
      </style:table-cell-properties>
    </style:style>
    <style:style style:name="Table5.B3" style:family="table-cell">
      <style:table-cell-properties fo:background-color="#f79646" fo:padding-left="0.075in" fo:padding-right="0.075in" fo:padding-top="0in" fo:padding-bottom="0in" fo:border="0.5pt solid #000001">
        <style:background-image/>
      </style:table-cell-properties>
    </style:style>
    <style:style style:name="Table5.B4" style:family="table-cell">
      <style:table-cell-properties fo:background-color="#ff0000" fo:padding-left="0.075in" fo:padding-right="0.075in" fo:padding-top="0in" fo:padding-bottom="0in" fo:border="0.5pt solid #000001">
        <style:background-image/>
      </style:table-cell-properties>
    </style:style>
    <style:style style:name="Table6" style:family="table">
      <style:table-properties style:width="6.2611in" fo:margin-left="-0.0069in" table:align="left"/>
    </style:style>
    <style:style style:name="Table6.A" style:family="table-column">
      <style:table-column-properties style:column-width="2.0868in"/>
    </style:style>
    <style:style style:name="Table6.B" style:family="table-column">
      <style:table-column-properties style:column-width="2.0854in"/>
    </style:style>
    <style:style style:name="Table6.C" style:family="table-column">
      <style:table-column-properties style:column-width="2.0889in"/>
    </style:style>
    <style:style style:name="Table6.A1" style:family="table-cell">
      <style:table-cell-properties fo:background-color="#ffffff" fo:padding-left="0.075in" fo:padding-right="0.075in" fo:padding-top="0in" fo:padding-bottom="0in" fo:border="0.5pt solid #000001">
        <style:background-image/>
      </style:table-cell-properties>
    </style:style>
    <style:style style:name="Table6.B2" style:family="table-cell">
      <style:table-cell-properties fo:background-color="#92d050" fo:padding-left="0.075in" fo:padding-right="0.075in" fo:padding-top="0in" fo:padding-bottom="0in" fo:border="0.5pt solid #000001">
        <style:background-image/>
      </style:table-cell-properties>
    </style:style>
    <style:style style:name="Table6.B3" style:family="table-cell">
      <style:table-cell-properties fo:background-color="#f79646" fo:padding-left="0.075in" fo:padding-right="0.075in" fo:padding-top="0in" fo:padding-bottom="0in" fo:border="0.5pt solid #000001">
        <style:background-image/>
      </style:table-cell-properties>
    </style:style>
    <style:style style:name="Table6.B4" style:family="table-cell">
      <style:table-cell-properties fo:background-color="#ff0000" fo:padding-left="0.075in" fo:padding-right="0.075in" fo:padding-top="0in" fo:padding-bottom="0in" fo:border="0.5pt solid #000001">
        <style:background-image/>
      </style:table-cell-properties>
    </style:style>
    <style:style style:name="Table7" style:family="table">
      <style:table-properties style:width="6.2611in" fo:margin-left="-0.0819in" table:align="left"/>
    </style:style>
    <style:style style:name="Table7.A" style:family="table-column">
      <style:table-column-properties style:column-width="0.7868in"/>
    </style:style>
    <style:style style:name="Table7.B" style:family="table-column">
      <style:table-column-properties style:column-width="0.8861in"/>
    </style:style>
    <style:style style:name="Table7.C" style:family="table-column">
      <style:table-column-properties style:column-width="3.3472in"/>
    </style:style>
    <style:style style:name="Table7.D" style:family="table-column">
      <style:table-column-properties style:column-width="1.241in"/>
    </style:style>
    <style:style style:name="Table7.A1" style:family="table-cell">
      <style:table-cell-properties fo:padding-left="0.0785in" fo:padding-right="0.075in" fo:padding-top="0in" fo:padding-bottom="0in" fo:border="0.5pt solid #00000a"/>
    </style:style>
    <style:style style:name="Table7.A9" style:family="table-cell">
      <style:table-cell-properties fo:padding-left="0.0785in" fo:padding-right="0.075in" fo:padding-top="0in" fo:padding-bottom="0in" fo:border-left="0.5pt solid #00000a" fo:border-right="0.5pt solid #00000a" fo:border-top="none" fo:border-bottom="0.5pt solid #00000a"/>
    </style:style>
    <style:style style:name="P1" style:family="paragraph" style:parent-style-name="Text_20_body">
      <style:paragraph-properties fo:break-before="page">
        <style:tab-stops>
          <style:tab-stop style:position="4.7398in"/>
        </style:tab-stops>
      </style:paragraph-properties>
    </style:style>
    <style:style style:name="P2" style:family="paragraph" style:parent-style-name="Text_20_body">
      <style:paragraph-properties fo:break-before="page"/>
      <style:text-properties fo:font-size="16pt" fo:font-weight="bold" style:font-size-asian="16pt" style:font-weight-asian="bold" style:font-size-complex="16pt" style:font-weight-complex="bold"/>
    </style:style>
    <style:style style:name="P3" style:family="paragraph" style:parent-style-name="Standard">
      <style:paragraph-properties fo:break-before="page"/>
    </style:style>
    <style:style style:name="P4" style:family="paragraph" style:parent-style-name="Standard">
      <style:paragraph-properties fo:break-before="page"/>
      <style:text-properties fo:color="#141823" style:font-name="Calibri Light" fo:font-size="16pt" fo:font-weight="bold" fo:background-color="#ffffff" style:font-size-asian="16pt" style:font-weight-asian="bold" style:font-name-complex="Helvetica" style:font-size-complex="16pt" style:font-weight-complex="bold"/>
    </style:style>
    <style:style style:name="P5" style:family="paragraph" style:parent-style-name="Standard">
      <style:paragraph-properties fo:break-before="page"/>
      <style:text-properties fo:color="#141823" style:font-name="Calibri Light" fo:font-size="13pt" fo:font-weight="bold" fo:background-color="#ffffff" style:font-size-asian="13pt" style:font-weight-asian="bold" style:font-name-complex="Helvetica" style:font-size-complex="13pt" style:font-weight-complex="bold"/>
    </style:style>
    <style:style style:name="P6" style:family="paragraph" style:parent-style-name="Text_20_body">
      <style:text-properties style:font-name="Calibri Light"/>
    </style:style>
    <style:style style:name="P7" style:family="paragraph" style:parent-style-name="Text_20_body">
      <style:text-properties style:font-name="Calibri Light" style:font-size-complex="12pt"/>
    </style:style>
    <style:style style:name="P8" style:family="paragraph" style:parent-style-name="Text_20_body">
      <style:paragraph-properties fo:margin-left="0.25in" fo:margin-right="0in" fo:text-indent="0in" style:auto-text-indent="false">
        <style:tab-stops/>
      </style:paragraph-properties>
      <style:text-properties style:font-name="Calibri Light" style:font-size-complex="12pt" style:font-weight-complex="bold"/>
    </style:style>
    <style:style style:name="P9" style:family="paragraph" style:parent-style-name="Text_20_body">
      <style:paragraph-properties fo:margin-left="0.25in" fo:margin-right="0in" fo:text-indent="0in" style:auto-text-indent="false">
        <style:tab-stops/>
      </style:paragraph-properties>
    </style:style>
    <style:style style:name="P10" style:family="paragraph" style:parent-style-name="Standard">
      <style:paragraph-properties fo:line-height="115%"/>
    </style:style>
    <style:style style:name="P11" style:family="paragraph" style:parent-style-name="Standard">
      <style:text-properties style:font-name="Calibri Light"/>
    </style:style>
    <style:style style:name="P12" style:family="paragraph" style:parent-style-name="Standard">
      <style:text-properties style:font-name="Calibri Light" style:font-size-complex="12pt"/>
    </style:style>
    <style:style style:name="P13" style:family="paragraph" style:parent-style-name="Standard">
      <style:text-properties style:font-name="Calibri Light" fo:font-size="13pt" fo:font-weight="bold" style:font-size-asian="13pt" style:font-weight-asian="bold" style:font-size-complex="13pt" style:font-weight-complex="bold"/>
    </style:style>
    <style:style style:name="P14" style:family="paragraph" style:parent-style-name="Standard">
      <style:text-properties style:font-name="Calibri Light" fo:font-size="13pt" fo:font-weight="bold" style:font-name-asian="Droid Sans Fallback" style:font-size-asian="13pt" style:language-asian="zh" style:country-asian="CN" style:font-weight-asian="bold" style:font-name-complex="FreeSans" style:font-size-complex="13pt" style:language-complex="hi" style:country-complex="IN" style:font-weight-complex="bold"/>
    </style:style>
    <style:style style:name="P15" style:family="paragraph" style:parent-style-name="Standard">
      <style:text-properties style:font-name="Calibri Light" style:font-name-asian="Droid Sans Fallback" style:language-asian="zh" style:country-asian="CN" style:font-name-complex="FreeSans" style:font-size-complex="12pt" style:language-complex="hi" style:country-complex="IN"/>
    </style:style>
    <style:style style:name="P16" style:family="paragraph" style:parent-style-name="Standard">
      <style:text-properties style:font-name="Calibri Light" fo:font-weight="bold" style:font-weight-asian="bold" style:font-weight-complex="bold"/>
    </style:style>
    <style:style style:name="P17" style:family="paragraph" style:parent-style-name="Standard">
      <style:paragraph-properties style:vertical-align="auto"/>
      <style:text-properties style:font-name="Calibri Light" fo:font-size="11pt" style:letter-kerning="false" style:font-name-asian="Calibri" style:font-size-asian="11pt" style:font-name-complex="Latha"/>
    </style:style>
    <style:style style:name="P18" style:family="paragraph" style:parent-style-name="Standard">
      <style:text-properties fo:color="#141823" style:font-name="Calibri Light" fo:font-size="16pt" fo:font-weight="bold" fo:background-color="#ffffff" style:font-size-asian="16pt" style:font-weight-asian="bold" style:font-name-complex="Helvetica" style:font-size-complex="16pt" style:font-weight-complex="bold"/>
    </style:style>
    <style:style style:name="P19" style:family="paragraph" style:parent-style-name="Standard">
      <style:text-properties fo:color="#141823" style:font-name="Calibri Light" fo:font-size="13pt" fo:background-color="#ffffff" style:font-size-asian="13pt" style:font-name-complex="Helvetica" style:font-size-complex="13pt"/>
    </style:style>
    <style:style style:name="P20" style:family="paragraph" style:parent-style-name="Standard">
      <style:text-properties fo:color="#141823" style:font-name="Calibri Light" fo:font-size="13pt" fo:font-weight="bold" fo:background-color="#ffffff" style:font-size-asian="13pt" style:font-weight-asian="bold" style:font-name-complex="Helvetica" style:font-size-complex="13pt"/>
    </style:style>
    <style:style style:name="P21" style:family="paragraph" style:parent-style-name="Standard">
      <style:text-properties fo:color="#141823" style:font-name="Calibri Light" fo:font-weight="bold" fo:background-color="#ffffff" style:font-weight-asian="bold" style:font-name-complex="Helvetica" style:font-size-complex="12pt" style:font-weight-complex="bold"/>
    </style:style>
    <style:style style:name="P22" style:family="paragraph" style:parent-style-name="Standard">
      <style:text-properties fo:color="#141823" style:font-name="Helvetica" fo:font-size="11pt" fo:background-color="#ffffff" style:font-size-asian="11pt" style:font-name-complex="Helvetica"/>
    </style:style>
    <style:style style:name="P23" style:family="paragraph" style:parent-style-name="Standard">
      <style:text-properties fo:color="#000000" style:font-name="Calibri Light" fo:font-size="11pt" style:font-name-asian="Verdana" style:font-size-asian="11pt" style:language-asian="zh" style:country-asian="CN" style:font-name-complex="Verdana" style:language-complex="ta" style:country-complex="IN"/>
    </style:style>
    <style:style style:name="P24" style:family="paragraph" style:parent-style-name="Standard">
      <style:paragraph-properties fo:text-align="center" style:justify-single-word="false"/>
      <style:text-properties fo:color="#000000" style:font-name="Calibri Light" fo:font-size="11pt" style:font-name-asian="Verdana" style:font-size-asian="11pt" style:language-asian="zh" style:country-asian="CN" style:font-name-complex="Verdana" style:language-complex="ta" style:country-complex="IN"/>
    </style:style>
    <style:style style:name="P25" style:family="paragraph" style:parent-style-name="Standard">
      <style:text-properties fo:color="#000000" style:font-name="Calibri Light" fo:font-size="11pt" style:font-name-asian="新細明體" style:font-size-asian="11pt" style:language-asian="zh" style:country-asian="HK" style:font-name-complex="Verdana" style:language-complex="ta" style:country-complex="IN"/>
    </style:style>
    <style:style style:name="P26" style:family="paragraph" style:parent-style-name="Standard">
      <style:text-properties fo:color="#000000" style:font-name="Calibri Light" fo:font-size="13pt" style:font-size-asian="13pt" style:font-name-complex="Verdana" style:font-size-complex="13pt"/>
    </style:style>
    <style:style style:name="P27" style:family="paragraph" style:parent-style-name="Text_20_body">
      <style:paragraph-properties fo:margin-left="0.2709in" fo:margin-right="0in" fo:text-indent="0in" style:auto-text-indent="false">
        <style:tab-stops/>
      </style:paragraph-properties>
    </style:style>
    <style:style style:name="P28" style:family="paragraph" style:parent-style-name="Standard" style:list-style-name="WWNum4">
      <style:text-properties style:font-name="Calibri Light"/>
    </style:style>
    <style:style style:name="P29" style:family="paragraph" style:parent-style-name="Standard">
      <style:paragraph-properties fo:text-align="justify" style:justify-single-word="false">
        <style:tab-stops>
          <style:tab-stop style:position="4.7398in"/>
        </style:tab-stops>
      </style:paragraph-properties>
      <style:text-properties style:font-name="Calibri Light" fo:font-weight="bold" officeooo:paragraph-rsid="00079bf0" style:font-weight-asian="bold" style:font-weight-complex="bold"/>
    </style:style>
    <style:style style:name="P30" style:family="paragraph" style:parent-style-name="Standard" style:list-style-name="WWNum7"/>
    <style:style style:name="P31" style:family="paragraph" style:parent-style-name="Standard" style:list-style-name="WWNum5"/>
    <style:style style:name="P32" style:family="paragraph" style:parent-style-name="Standard" style:list-style-name="WWNum8"/>
    <style:style style:name="P33" style:family="paragraph" style:parent-style-name="Standard" style:list-style-name="WWNum6"/>
    <style:style style:name="P34" style:family="paragraph" style:parent-style-name="Heading_20_2">
      <style:text-properties fo:color="#00000a" fo:font-weight="bold" style:font-weight-asian="bold"/>
    </style:style>
    <style:style style:name="P35" style:family="paragraph" style:parent-style-name="Heading_20_3">
      <style:text-properties fo:color="#00000a" fo:font-size="16pt" fo:font-weight="bold" style:font-size-asian="16pt" style:font-weight-asian="bold" style:font-size-complex="16pt"/>
    </style:style>
    <style:style style:name="P36" style:family="paragraph" style:parent-style-name="Text_20_body" style:list-style-name="WWNum2">
      <style:text-properties style:font-name="Calibri Light" fo:font-weight="bold" style:font-weight-asian="bold" style:font-size-complex="12pt" style:font-weight-complex="bold"/>
    </style:style>
    <style:style style:name="P37" style:family="paragraph" style:parent-style-name="Text_20_body" style:list-style-name="WWNum2">
      <style:text-properties style:font-name="Calibri Light" fo:font-weight="bold" style:font-weight-asian="bold" style:font-size-complex="12pt"/>
    </style:style>
    <style:style style:name="P38" style:family="paragraph" style:parent-style-name="Text_20_body" style:list-style-name="WWNum2">
      <style:text-properties style:font-name="Calibri Light" style:font-size-complex="12pt"/>
    </style:style>
    <style:style style:name="P39" style:family="paragraph" style:parent-style-name="Text_20_body" style:list-style-name="WWNum9">
      <style:text-properties fo:color="#00000a" style:font-name="Calibri Light" style:font-size-complex="12pt"/>
    </style:style>
    <style:style style:name="P40" style:family="paragraph" style:parent-style-name="Text_20_body" style:list-style-name="WWNum2">
      <style:text-properties fo:color="#141823" style:font-name="Calibri Light" fo:font-weight="bold" fo:background-color="#ffffff" style:font-weight-asian="bold" style:font-name-complex="Arial" style:font-size-complex="12pt" style:font-weight-complex="bold"/>
    </style:style>
    <style:style style:name="P41" style:family="paragraph" style:parent-style-name="Text_20_body" style:list-style-name="WWNum2">
      <style:paragraph-properties fo:line-height="115%"/>
      <style:text-properties fo:color="#141823" style:font-name="Calibri Light" fo:font-weight="bold" fo:background-color="#ffffff" style:font-weight-asian="bold" style:font-name-complex="Arial" style:font-size-complex="12pt" style:font-weight-complex="bold"/>
    </style:style>
    <style:style style:name="P42" style:family="paragraph" style:parent-style-name="Footer">
      <style:paragraph-properties fo:text-align="center" style:justify-single-word="false"/>
    </style:style>
    <style:style style:name="P43" style:family="paragraph" style:parent-style-name="Footer">
      <style:text-properties style:font-name="Calibri Light" officeooo:paragraph-rsid="0007a6d1"/>
    </style:style>
    <style:style style:name="P44" style:family="paragraph" style:parent-style-name="Footer">
      <style:paragraph-properties fo:text-align="justify" style:justify-single-word="false">
        <style:tab-stops>
          <style:tab-stop style:position="4.7398in"/>
        </style:tab-stops>
      </style:paragraph-properties>
      <style:text-properties style:font-name="Calibri Light" fo:font-weight="bold" officeooo:paragraph-rsid="0007a6d1" style:font-weight-asian="bold" style:font-weight-complex="bold"/>
    </style:style>
    <style:style style:name="P45" style:family="paragraph" style:parent-style-name="Footer">
      <style:paragraph-properties fo:text-align="justify" style:justify-single-word="false">
        <style:tab-stops>
          <style:tab-stop style:position="4.7398in"/>
        </style:tab-stops>
      </style:paragraph-properties>
      <style:text-properties style:font-name="Calibri Light" fo:font-size="12pt" fo:font-weight="bold" officeooo:paragraph-rsid="0007a6d1" style:font-size-asian="12pt" style:font-weight-asian="bold" style:font-size-complex="12pt" style:font-weight-complex="bold"/>
    </style:style>
    <style:style style:name="P46" style:family="paragraph" style:parent-style-name="Header">
      <style:text-properties officeooo:rsid="00079bf0" officeooo:paragraph-rsid="00079bf0"/>
    </style:style>
    <style:style style:name="P47" style:family="paragraph" style:parent-style-name="Title" style:master-page-name="MP0">
      <style:paragraph-properties fo:text-align="center" style:justify-single-word="false" style:page-number="auto" fo:break-before="page"/>
      <style:text-properties fo:font-weight="bold" style:font-weight-asian="bold" style:font-weight-complex="bold"/>
    </style:style>
    <style:style style:name="P48" style:family="paragraph" style:parent-style-name="Title">
      <style:paragraph-properties fo:text-align="center" style:justify-single-word="false"/>
      <style:text-properties fo:font-weight="bold" style:font-weight-asian="bold" style:font-weight-complex="bold"/>
    </style:style>
    <style:style style:name="P49" style:family="paragraph" style:parent-style-name="Title">
      <style:paragraph-properties fo:text-align="justify" style:justify-single-word="false"/>
      <style:text-properties fo:font-weight="bold" style:font-weight-asian="bold" style:font-weight-complex="bold"/>
    </style:style>
    <style:style style:name="P50" style:family="paragraph" style:parent-style-name="Title">
      <style:paragraph-properties fo:text-align="justify" style:justify-single-word="false">
        <style:tab-stops>
          <style:tab-stop style:position="4.7398in"/>
        </style:tab-stops>
      </style:paragraph-properties>
      <style:text-properties style:font-name="Calibri Light" fo:font-weight="bold" officeooo:paragraph-rsid="0007a6d1" style:font-weight-asian="bold" style:font-weight-complex="bold"/>
    </style:style>
    <style:style style:name="T1" style:family="text">
      <style:text-properties style:font-name="Calibri Light"/>
    </style:style>
    <style:style style:name="T2" style:family="text">
      <style:text-properties style:font-name="Calibri Light" fo:font-weight="bold" style:font-weight-asian="bold" style:font-weight-complex="bold"/>
    </style:style>
    <style:style style:name="T3" style:family="text">
      <style:text-properties style:font-name="Calibri Light" fo:font-weight="bold" style:font-weight-asian="bold" style:font-size-complex="12pt" style:font-weight-complex="bold"/>
    </style:style>
    <style:style style:name="T4" style:family="text">
      <style:text-properties style:font-name="Calibri Light" fo:font-size="16pt" fo:font-weight="bold" style:font-size-asian="16pt" style:font-weight-asian="bold" style:font-size-complex="16pt"/>
    </style:style>
    <style:style style:name="T5" style:family="text">
      <style:text-properties style:font-name="Calibri Light" fo:font-size="16pt" fo:font-weight="bold" style:font-size-asian="16pt" style:font-weight-asian="bold" style:font-size-complex="16pt" style:font-weight-complex="bold"/>
    </style:style>
    <style:style style:name="T6" style:family="text">
      <style:text-properties style:font-name="Calibri Light" style:font-size-complex="12pt"/>
    </style:style>
    <style:style style:name="T7" style:family="text">
      <style:text-properties style:font-name="Calibri Light" style:font-size-complex="12pt" style:font-weight-complex="bold"/>
    </style:style>
    <style:style style:name="T8" style:family="text">
      <style:text-properties style:font-name="Calibri Light" style:font-name-asian="Droid Sans Fallback" style:language-asian="zh" style:country-asian="CN" style:font-name-complex="FreeSans" style:font-size-complex="12pt" style:language-complex="hi" style:country-complex="IN" style:font-weight-complex="bold"/>
    </style:style>
    <style:style style:name="T9" style:family="text">
      <style:text-properties style:font-name="Calibri Light" fo:font-size="13pt" fo:font-weight="bold" style:font-size-asian="13pt" style:font-weight-asian="bold" style:font-size-complex="13pt" style:font-weight-complex="bold"/>
    </style:style>
    <style:style style:name="T10" style:family="text">
      <style:text-properties style:font-name="Calibri Light" fo:font-size="13pt" style:font-size-asian="13pt" style:font-size-complex="13pt"/>
    </style:style>
    <style:style style:name="T11" style:family="text">
      <style:text-properties style:font-name="Calibri Light" style:font-name-asian="新細明體" style:language-asian="zh" style:country-asian="HK"/>
    </style:style>
    <style:style style:name="T12" style:family="text">
      <style:text-properties style:font-name="Calibri Light" style:font-name-complex="Arial"/>
    </style:style>
    <style:style style:name="T13" style:family="text">
      <style:text-properties fo:color="#141823" style:font-name="Calibri Light" fo:background-color="#ffffff" loext:char-shading-value="0" style:font-name-complex="Helvetica" style:font-size-complex="12pt"/>
    </style:style>
    <style:style style:name="T14" style:family="text">
      <style:text-properties fo:color="#141823" style:font-name="Calibri Light" fo:background-color="#ffffff" loext:char-shading-value="0" style:font-name-complex="Helvetica" style:font-size-complex="12pt" style:font-weight-complex="bold"/>
    </style:style>
    <style:style style:name="T15" style:family="text">
      <style:text-properties fo:color="#141823" style:font-name="Calibri Light" fo:background-color="#ffffff" loext:char-shading-value="0" style:font-name-complex="Arial" style:font-size-complex="12pt" style:font-weight-complex="bold"/>
    </style:style>
    <style:style style:name="T16" style:family="text">
      <style:text-properties fo:color="#141823" style:font-name="Calibri Light" fo:font-size="16pt" fo:font-weight="bold" fo:background-color="#ffffff" loext:char-shading-value="0" style:font-size-asian="16pt" style:font-weight-asian="bold" style:font-name-complex="Helvetica" style:font-size-complex="16pt" style:font-weight-complex="bold"/>
    </style:style>
    <style:style style:name="T17" style:family="text">
      <style:text-properties fo:color="#141823" style:font-name="Calibri Light" fo:font-size="13pt" fo:font-weight="bold" fo:background-color="#ffffff" loext:char-shading-value="0" style:font-size-asian="13pt" style:font-weight-asian="bold" style:font-name-complex="Helvetica" style:font-size-complex="13pt"/>
    </style:style>
    <style:style style:name="T18" style:family="text">
      <style:text-properties fo:color="#141823" style:font-name="Calibri Light" fo:font-size="13pt" fo:font-weight="bold" fo:background-color="#ffffff" loext:char-shading-value="0" style:font-size-asian="13pt" style:font-weight-asian="bold" style:font-name-complex="Helvetica" style:font-size-complex="13pt" style:font-weight-complex="bold"/>
    </style:style>
    <style:style style:name="T19" style:family="text">
      <style:text-properties fo:color="#141823" style:font-name="Calibri Light" fo:font-size="13pt" fo:background-color="#ffffff" loext:char-shading-value="0" style:font-size-asian="13pt" style:language-asian="zh" style:country-asian="TW" style:font-name-complex="Helvetica"/>
    </style:style>
    <style:style style:name="T20" style:family="text">
      <style:text-properties fo:color="#000000" style:font-name="Calibri Light" style:font-name-asian="Verdana" style:language-asian="zh" style:country-asian="CN" style:font-name-complex="Verdana" style:font-size-complex="12pt" style:language-complex="ta" style:country-complex="IN" style:font-weight-complex="bold"/>
    </style:style>
    <style:style style:name="T21" style:family="text">
      <style:text-properties fo:color="#000000" style:font-name="Calibri Light" fo:font-size="13pt" fo:font-weight="bold" style:font-name-asian="Verdana" style:font-size-asian="13pt" style:language-asian="zh" style:country-asian="CN" style:font-weight-asian="bold" style:font-name-complex="Verdana" style:font-size-complex="13pt" style:language-complex="ta" style:country-complex="IN" style:font-weight-complex="bold"/>
    </style:style>
    <style:style style:name="T22" style:family="text">
      <style:text-properties fo:color="#000000" style:font-name="Calibri Light" fo:font-size="11pt" style:font-name-asian="Verdana" style:font-size-asian="11pt" style:language-asian="zh" style:country-asian="CN" style:font-name-complex="Verdana" style:language-complex="ta" style:country-complex="IN"/>
    </style:style>
    <style:style style:name="T23" style:family="text">
      <style:text-properties fo:color="#000000" style:font-name="Calibri Light" fo:font-size="11pt" style:font-name-asian="新細明體" style:font-size-asian="11pt" style:language-asian="zh" style:country-asian="HK" style:font-name-complex="Verdana" style:language-complex="ta" style:country-complex="IN"/>
    </style:style>
    <style:style style:name="T24" style:family="text">
      <style:text-properties fo:color="#00000a" fo:font-weight="bold" style:font-weight-asian="bold"/>
    </style:style>
    <style:style style:name="T25" style:family="text">
      <style:text-properties style:language-asian="zh" style:country-asian="TW"/>
    </style:style>
    <style:style style:name="T26" style:family="text">
      <style:text-properties officeooo:rsid="00079bf0"/>
    </style:style>
    <style:style style:name="T27" style:family="text">
      <style:text-properties fo:font-variant="normal" fo:text-transform="none" fo:color="#222222" style:font-name="arial" fo:font-size="9.75pt" fo:letter-spacing="normal" fo:font-style="normal" fo:font-weight="normal"/>
    </style:style>
    <style:style style:name="T28" style:family="text">
      <style:text-properties fo:font-variant="normal" fo:text-transform="none" fo:color="#222222" style:font-name="arial" fo:font-size="9.75pt" fo:letter-spacing="normal" fo:font-style="normal" fo:font-weight="normal" officeooo:rsid="00079bf0" style:font-name-complex="Arial"/>
    </style:style>
    <style:style style:name="T29" style:family="text">
      <style:text-properties fo:font-variant="normal" fo:text-transform="none" fo:color="#222222" style:font-name="arial" fo:font-size="9.75pt" fo:letter-spacing="normal" fo:font-style="normal" officeooo:rsid="00079bf0" style:font-name-complex="Arial"/>
    </style:style>
    <style:style style:name="T30" style:family="text">
      <style:text-properties fo:font-variant="normal" fo:text-transform="none" fo:color="#222222" style:font-name="arial" fo:font-size="9.75pt" fo:letter-spacing="normal" fo:font-style="normal" officeooo:rsid="0007a6d1" style:font-name-complex="Arial"/>
    </style:style>
    <style:style style:name="T31" style:family="text">
      <style:text-properties fo:font-variant="normal" fo:text-transform="none" fo:color="#222222" style:font-name="arial" fo:letter-spacing="normal" fo:font-style="normal" officeooo:rsid="0007a6d1" style:font-name-complex="Arial"/>
    </style:style>
    <style:style style:name="T32" style:family="text">
      <style:text-properties fo:font-variant="normal" fo:text-transform="none" fo:color="#222222" style:font-name="arial" fo:letter-spacing="normal" fo:font-style="normal" officeooo:rsid="00079bf0" style:font-name-complex="Arial"/>
    </style:style>
    <style:style style:name="T33" style:family="text">
      <style:text-properties fo:font-variant="normal" fo:text-transform="none" fo:color="#222222" style:font-name="arial" fo:letter-spacing="normal" fo:font-style="normal" officeooo:rsid="00092dd7" style:font-name-complex="Arial"/>
    </style:style>
    <style:style style:name="T34" style:family="text">
      <style:text-properties style:font-name-complex="Arial"/>
    </style:style>
    <style:style style:name="T35" style:family="text">
      <style:text-properties officeooo:rsid="00079bf0" style:font-name-complex="Ari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true" style:wrap-contour-mode="outside" style:vertical-pos="from-top" style:vertical-rel="paragraph" style:horizontal-pos="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true" style:wrap-contour-mode="outside" style:vertical-pos="from-top" style:vertical-rel="paragraph" style:horizontal-pos="left" style:horizontal-rel="page-content" fo:background-color="transparent" style:background-transparency="100%" fo:padding="0in" fo:border="none" style:mirror="none" fo:clip="rect(0in, 0in, 0in, 0in)" draw:luminance="-5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8"/>
      <text:p text:style-name="P49">CS22110 Group Project</text:p>
      <text:p text:style-name="P50">Group 3</text:p>
      <text:p text:style-name="P49">Project Plan</text:p>
      <text:p text:style-name="P29"/>
      <text:p text:style-name="P29"/>
      <text:p text:style-name="P29"/>
      <text:p text:style-name="P44"><text:span text:style-name="T35">©Group 3, Aberystwyth University </text:span></text:p>
      <text:p text:style-name="P45"><text:span text:style-name="T31">L</text:span><text:span text:style-name="T32">andinum Bldg, Penglais, Aberystwyth, Dyfed SY23 3DB</text:span><text:span text:style-name="T33">z</text:span></text:p>
      <text:p text:style-name="P1"><text:span text:style-name="Default_20_Paragraph_20_Font"><text:span text:style-name="T4">Contents</text:span></text:span></text:p>
      <text:list xml:id="list816903181615773886" text:style-name="WWNum2">
        <text:list-item text:start-value="1">
          <text:p text:style-name="P36">Introduction</text:p>
        </text:list-item>
      </text:list>
      <text:list xml:id="list5209098738719755942" text:style-name="WWNum9">
        <text:list-item>
          <text:list>
            <text:list-item>
              <text:p text:style-name="P39"><text:s/>Purpose of the Document</text:p>
            </text:list-item>
          </text:list>
        </text:list-item>
      </text:list>
      <text:p text:style-name="P7"><text:s text:c="6"/>1.2 Scope</text:p>
      <text:p text:style-name="P7"><text:s text:c="6"/>1.3 Objectives</text:p>
      <text:list xml:id="list181741484332232" text:style-name="WWNum2">
        <text:list-item text:start-value="1">
          <text:p text:style-name="P40">Overview</text:p>
        </text:list-item>
      </text:list>
      <text:p text:style-name="P8">2.1 Platforms</text:p>
      <text:p text:style-name="P10"><text:span text:style-name="Default_20_Paragraph_20_Font"><text:span text:style-name="T7"><text:s text:c="6"/>2.2</text:span></text:span><text:span text:style-name="Default_20_Paragraph_20_Font"><text:span text:style-name="T6"> </text:span></text:span><text:span text:style-name="Default_20_Paragraph_20_Font"><text:span text:style-name="T7">High Level Architecture</text:span></text:span></text:p>
      <text:list xml:id="list183621062033747" text:continue-numbering="true" text:style-name="WWNum2">
        <text:list-item>
          <text:p text:style-name="P41">Use-Cases</text:p>
        </text:list-item>
      </text:list>
      <text:p text:style-name="P27"><text:span text:style-name="Default_20_Paragraph_20_Font"><text:span text:style-name="T6">3.1 </text:span></text:span><text:span text:style-name="Default_20_Paragraph_20_Font"><text:span text:style-name="T14">Use-Case Diagram</text:span></text:span></text:p>
      <text:p text:style-name="P27"><text:span text:style-name="Default_20_Paragraph_20_Font"><text:span text:style-name="T6">3.2 </text:span></text:span><text:span text:style-name="Default_20_Paragraph_20_Font"><text:span text:style-name="T14">Use-Case Descriptions</text:span></text:span></text:p>
      <text:p text:style-name="P27"><text:span text:style-name="Default_20_Paragraph_20_Font"><text:span text:style-name="T6">3.2.1 </text:span></text:span><text:span text:style-name="Default_20_Paragraph_20_Font"><text:span text:style-name="T14">Android Application</text:span></text:span></text:p>
      <text:p text:style-name="P27"><text:span text:style-name="Default_20_Paragraph_20_Font"><text:span text:style-name="T6">3.2.2 </text:span></text:span><text:span text:style-name="Default_20_Paragraph_20_Font"><text:span text:style-name="T20">Website</text:span></text:span></text:p>
      <text:list xml:id="list183621508306240" text:continue-numbering="true" text:style-name="WWNum2">
        <text:list-item>
          <text:p text:style-name="P40">User interface design</text:p>
        </text:list-item>
      </text:list>
      <text:p text:style-name="P9"><text:span text:style-name="Default_20_Paragraph_20_Font"><text:span text:style-name="T15">4.1 </text:span></text:span><text:span text:style-name="Default_20_Paragraph_20_Font"><text:span text:style-name="T13">Home Page</text:span></text:span></text:p>
      <text:p text:style-name="P9"><text:span text:style-name="Default_20_Paragraph_20_Font"><text:span text:style-name="T15">4.2 </text:span></text:span><text:span text:style-name="Default_20_Paragraph_20_Font"><text:span text:style-name="T7">User Data Page(s)</text:span></text:span></text:p>
      <text:p text:style-name="P9"><text:span text:style-name="Default_20_Paragraph_20_Font"><text:span text:style-name="T15">4.3 </text:span></text:span><text:span text:style-name="Default_20_Paragraph_20_Font"><text:span text:style-name="T7">Blank Record Page</text:span></text:span></text:p>
      <text:p text:style-name="P9"><text:span text:style-name="Default_20_Paragraph_20_Font"><text:span text:style-name="T15">4.4 </text:span></text:span><text:span text:style-name="Default_20_Paragraph_20_Font"><text:span text:style-name="T8">Add Record Page</text:span></text:span></text:p>
      <text:p text:style-name="P9"><text:span text:style-name="Default_20_Paragraph_20_Font"><text:span text:style-name="T15">4.5 </text:span></text:span><text:span text:style-name="Default_20_Paragraph_20_Font"><text:span text:style-name="T7">Record Page</text:span></text:span></text:p>
      <text:p text:style-name="P9"><text:span text:style-name="Default_20_Paragraph_20_Font"><text:span text:style-name="T15">4.6 </text:span></text:span><text:span text:style-name="Default_20_Paragraph_20_Font"><text:span text:style-name="T7">Image Viewing Page</text:span></text:span></text:p>
      <text:p text:style-name="P9"><text:span text:style-name="Default_20_Paragraph_20_Font"><text:span text:style-name="T15">4.7 </text:span></text:span><text:span text:style-name="Default_20_Paragraph_20_Font"><text:span text:style-name="T7">Side Menu</text:span></text:span></text:p>
      <text:p text:style-name="P9"><text:span text:style-name="Default_20_Paragraph_20_Font"><text:span text:style-name="T15">4.8 </text:span></text:span><text:span text:style-name="Default_20_Paragraph_20_Font"><text:span text:style-name="T7">Explore Page</text:span></text:span></text:p>
      <text:list xml:id="list183621734310955" text:continue-numbering="true" text:style-name="WWNum2">
        <text:list-item>
          <text:p text:style-name="P40">Gantt chart</text:p>
        </text:list-item>
        <text:list-item>
          <text:p text:style-name="P40">Risk analysis</text:p>
          <text:list>
            <text:list-item>
              <text:p text:style-name="P38"><text:s/>Personnel risks</text:p>
            </text:list-item>
            <text:list-item>
              <text:p text:style-name="P38"><text:s/>Documentation Risks</text:p>
            </text:list-item>
            <text:list-item>
              <text:p text:style-name="P38"><text:s/>Code Risks</text:p>
            </text:list-item>
            <text:list-item>
              <text:p text:style-name="P38"><text:s/>Legend</text:p>
            </text:list-item>
          </text:list>
        </text:list-item>
        <text:list-item>
          <text:p text:style-name="P37">Document History</text:p>
        </text:list-item>
      </text:list>
      <text:p text:style-name="P2">1<text:tab/>Introduction</text:p>
      <text:p text:style-name="Text_20_body"><text:span text:style-name="Default_20_Paragraph_20_Font"><text:span text:style-name="T24">1.1<text:tab/>Purpose of the Document</text:span></text:span></text:p>
      <text:p text:style-name="P11">The purpose of this document is to show how we have interpreted the client’s specification, Reserve Plant Species Recording, into simple objective and milestones to be achieved.</text:p>
      <text:p text:style-name="P11">The document is set out to define the interactions of the application and the overall appearance of the end user interface.</text:p>
      <text:p text:style-name="P11">The document will also display a comprehensive Gantt chart displaying the project’s major tasks and milestones. As well as this there will be a risk analysis, which shall describe the main issues that could possibly be encountered throughout the development of the system and how these risks can be handled and or avoided.</text:p>
      <text:p text:style-name="P11"/>
      <text:h text:style-name="P34" text:outline-level="2">1.2<text:tab/>Scope</text:h>
      <text:p text:style-name="P11">The contents of this document should take into account the details of the group project specification.</text:p>
      <text:p text:style-name="P11">The document includes the overview of the proposed system at hand, the choice of platforms to be used, a use case diagram entailing an overview of how the system will be expected to run, a description of the user interface design and end user interaction.</text:p>
      <text:p text:style-name="P11">The document also includes a Gantt chart displaying start and end dates of tasks needed to complete the project. A risk analysis will also be available, displaying possible problems that may be encountered.</text:p>
      <text:p text:style-name="P11"/>
      <text:h text:style-name="P34" text:outline-level="2">1.3<text:tab/>Objectives</text:h>
      <text:p text:style-name="P11">The main objectives of this document are as to show all the different fields and aspects of the application</text:p>
      <text:list xml:id="list4785752198891877718" text:style-name="WWNum4">
        <text:list-item>
          <text:p text:style-name="P28">To show a general sense of idea and the aspects of the application</text:p>
        </text:list-item>
        <text:list-item>
          <text:p text:style-name="P28">Record bugs and problems that has occurred and the solution</text:p>
        </text:list-item>
        <text:list-item>
          <text:p text:style-name="P28">Display how different component interact and behave with each other</text:p>
        </text:list-item>
        <text:list-item>
          <text:p text:style-name="P28">Provide criteria and standard the application must meet</text:p>
        </text:list-item>
        <text:list-item>
          <text:p text:style-name="P28">Record and provide milestones / achievements and progress</text:p>
        </text:list-item>
      </text:list>
      <text:p text:style-name="P18"/>
      <text:p text:style-name="P4">2<text:tab/>Overview</text:p>
      <text:p text:style-name="P12">The proposed system is an Android based plant species recording application with an accompanying web interface, which both utilise a backend database stored on a server.</text:p>
      <text:p text:style-name="P12"/>
      <text:p text:style-name="P13">2.1<text:tab/>Platforms</text:p>
      <text:list xml:id="list5741068821540854662" text:style-name="WWNum7">
        <text:list-item>
          <text:p text:style-name="P30"><text:span text:style-name="Default_20_Paragraph_20_Font"><text:span text:style-name="T3">Android</text:span></text:span><text:span text:style-name="Default_20_Paragraph_20_Font"><text:span text:style-name="T6">: the client specified an app written for the Android mobile operating system</text:span></text:span></text:p>
        </text:list-item>
      </text:list>
      <text:list xml:id="list2535906769829243957" text:style-name="WWNum5">
        <text:list-item>
          <text:p text:style-name="P31"><text:span text:style-name="Default_20_Paragraph_20_Font"><text:span text:style-name="T3">Java</text:span></text:span><text:span text:style-name="Default_20_Paragraph_20_Font"><text:span text:style-name="T6">: as subject to the client’s specification for an Android app, Java is the language natively supported by Android.</text:span></text:span></text:p>
        </text:list-item>
        <text:list-item>
          <text:p text:style-name="P31"><text:span text:style-name="Default_20_Paragraph_20_Font"><text:span text:style-name="T3">PHP</text:span></text:span><text:span text:style-name="Default_20_Paragraph_20_Font"><text:span text:style-name="T6">: as per the client’s requirements, we will be building a website that interacts with the database. PHP is a good choice for this due to it being developed with web development in mind, so it is easier to code than other choices. Also, a significant number of members of our team are learning PHP as part of a different module.</text:span></text:span></text:p>
        </text:list-item>
        <text:list-item>
          <text:p text:style-name="P31"><text:span text:style-name="Default_20_Paragraph_20_Font"><text:span text:style-name="T3">MySQL</text:span></text:span><text:span text:style-name="Default_20_Paragraph_20_Font"><text:span text:style-name="T6">: MySQL is a widely supported database platform, which is free to use and acknowledged by many in the industry as one of the best free options.</text:span></text:span></text:p>
        </text:list-item>
        <text:list-item>
          <text:p text:style-name="P31"><text:span text:style-name="Default_20_Paragraph_20_Font"><text:span text:style-name="T3">JavaScript</text:span></text:span><text:span text:style-name="Default_20_Paragraph_20_Font"><text:span text:style-name="T6">: We will use JavaScript to ease the load on the server, and perform some simple validation tasks client-side (e.g. when editing a record, checking the data the user has entered is in the right format).</text:span></text:span></text:p>
        </text:list-item>
      </text:list>
      <text:p text:style-name="P12"/>
      <text:p text:style-name="Standard"><text:span text:style-name="Default_20_Paragraph_20_Font"><text:span text:style-name="T9">2.2</text:span></text:span><text:span text:style-name="Default_20_Paragraph_20_Font"><text:span text:style-name="T10"> </text:span></text:span><text:span text:style-name="Default_20_Paragraph_20_Font"><text:span text:style-name="T9">High Level Architecture</text:span></text:span></text:p>
      <text:list xml:id="list5911588967977137041" text:style-name="WWNum8">
        <text:list-item>
          <text:p text:style-name="P32"><text:span text:style-name="Default_20_Paragraph_20_Font"><text:span text:style-name="T3">Reserves</text:span></text:span><text:span text:style-name="Default_20_Paragraph_20_Font"><text:span text:style-name="T6">: On the website, users will be able to enter and modify details about reserves (i.e. areas of nature users have visited and recorded plant species data at).</text:span></text:span></text:p>
        </text:list-item>
      </text:list>
      <text:list xml:id="list1813870720950749513" text:style-name="WWNum6">
        <text:list-item>
          <text:p text:style-name="P33"><text:span text:style-name="Default_20_Paragraph_20_Font"><text:span text:style-name="T3">Plant Species</text:span></text:span><text:span text:style-name="Default_20_Paragraph_20_Font"><text:span text:style-name="T6">: The main requirement of this project is for users to be able to make records pertaining to plant species and their abundance. This will be the main functionality/screen of the application.</text:span></text:span></text:p>
        </text:list-item>
        <text:list-item>
          <text:p text:style-name="P33"><text:span text:style-name="Default_20_Paragraph_20_Font"><text:span text:style-name="T3">Photos</text:span></text:span><text:span text:style-name="Default_20_Paragraph_20_Font"><text:span text:style-name="T6">: A user can optionally attach a photo of the particular plant species and/or the surrounding area, for this we will use Android’s built-in Camera and/or Gallery.</text:span></text:span></text:p>
        </text:list-item>
        <text:list-item>
          <text:p text:style-name="P33"><text:span text:style-name="Default_20_Paragraph_20_Font"><text:span text:style-name="T3">Reserve Records</text:span></text:span><text:span text:style-name="Default_20_Paragraph_20_Font"><text:span text:style-name="T6">: On the website, users will be able to view plant species records logged at a specific reserve, we will be using SQL calls to selectively choose this data and displaying it to the user in an attractive and readable format.</text:span></text:span></text:p>
        </text:list-item>
        <text:list-item>
          <text:p text:style-name="P33"><text:span text:style-name="Default_20_Paragraph_20_Font"><text:span text:style-name="T3">Target User</text:span></text:span><text:span text:style-name="Default_20_Paragraph_20_Font"><text:span text:style-name="T6">: As per the requirements specification, the target user for this application will be naturalists familiar with standard computer interfaces, and concerned particularly about accuracy of recordings. Using this knowledge, and common knowledge about mobile applications, we will strive to make our application simple and easy to use but with the flexibility to allow users to enter accurate data. People using this app will likely be outside, and of course be using their phone, so will not want to spend too long entering data into a confusing app.</text:span></text:span></text:p>
        </text:list-item>
      </text:list>
      <text:p text:style-name="Standard"/>
      <text:p text:style-name="P3"><text:span text:style-name="Default_20_Paragraph_20_Font"><text:span text:style-name="T5">3<text:tab/></text:span></text:span><text:span text:style-name="Default_20_Paragraph_20_Font"><text:span text:style-name="T16">Use-Case</text:span></text:span></text:p>
      <text:p text:style-name="P19"/>
      <text:p text:style-name="Standard"><text:span text:style-name="Default_20_Paragraph_20_Font"><text:span text:style-name="T17">3.1<text:tab/></text:span></text:span><text:span text:style-name="Default_20_Paragraph_20_Font"><text:span text:style-name="T18">Use-Case Diagram</text:span></text:span></text:p>
      <text:p text:style-name="Standard"><draw:frame draw:style-name="fr1" draw:name="Image2" text:anchor-type="paragraph" svg:width="6.2681in" style:rel-width="scale" svg:height="6.0382in" style:rel-height="scale" draw:z-index="1"><draw:image/></draw:frame><text:span text:style-name="Default_20_Paragraph_20_Font"><text:span text:style-name="T19"/></text:span></text:p>
      <text:p text:style-name="P5">3.2<text:tab/>Use-Case Descriptions</text:p>
      <text:p text:style-name="P21">3.2.1<text:tab/>Android Application (RPRSrec)</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Use Case</text:p>
          </table:table-cell>
          <table:table-cell table:style-name="Table1.A1" office:value-type="string">
            <text:p text:style-name="P24">Description</text:p>
          </table:table-cell>
          <table:table-cell table:style-name="Table1.A1" office:value-type="string">
            <text:p text:style-name="P24">Requirement</text:p>
          </table:table-cell>
        </table:table-row>
        <table:table-row table:style-name="Table1.2">
          <table:table-cell table:style-name="Table1.A1" office:value-type="string">
            <text:p text:style-name="P23">Create a recording</text:p>
          </table:table-cell>
          <table:table-cell table:style-name="Table1.A1" office:value-type="string">
            <text:p text:style-name="P23">Upon opening the app, the user will be able to create a new recording</text:p>
          </table:table-cell>
          <table:table-cell table:style-name="Table1.A1" office:value-type="string">
            <text:p text:style-name="P23">FR1</text:p>
          </table:table-cell>
        </table:table-row>
        <table:table-row table:style-name="Table1.2">
          <table:table-cell table:style-name="Table1.A1" office:value-type="string">
            <text:p text:style-name="P23">Create multiple recordings</text:p>
          </table:table-cell>
          <table:table-cell table:style-name="Table1.A1" office:value-type="string">
            <text:p text:style-name="P23">The user will be able to create multiple recordings (for multiple species, or areas)</text:p>
          </table:table-cell>
          <table:table-cell table:style-name="Table1.A1" office:value-type="string">
            <text:p text:style-name="P23">FR1</text:p>
          </table:table-cell>
        </table:table-row>
        <table:table-row table:style-name="Table1.2">
          <table:table-cell table:style-name="Table1.A1" office:value-type="string">
            <text:p text:style-name="P23">Enter data about the site</text:p>
          </table:table-cell>
          <table:table-cell table:style-name="Table1.A1" office:value-type="string">
            <text:p text:style-name="P23">User will enter data about the site they are at (eg, a nature reserve)</text:p>
          </table:table-cell>
          <table:table-cell table:style-name="Table1.A1" office:value-type="string">
            <text:p text:style-name="P23">FR2</text:p>
          </table:table-cell>
        </table:table-row>
        <table:table-row table:style-name="Table1.2">
          <table:table-cell table:style-name="Table1.A1" office:value-type="string">
            <text:p text:style-name="P23">Enter personal details</text:p>
          </table:table-cell>
          <table:table-cell table:style-name="Table1.A1" office:value-type="string">
            <text:p text:style-name="P23">The User will be prompted to enter personal details, for the purpose of identifying who has uploaded which records to the database.</text:p>
          </table:table-cell>
          <table:table-cell table:style-name="Table1.A1" office:value-type="string">
            <text:p text:style-name="P25">FR2</text:p>
          </table:table-cell>
        </table:table-row>
        <table:table-row table:style-name="Table1.6">
          <table:table-cell table:style-name="Table1.A1" office:value-type="string">
            <text:p text:style-name="P23">Enter a species</text:p>
          </table:table-cell>
          <table:table-cell table:style-name="Table1.A1" office:value-type="string">
            <text:p text:style-name="P23">User will enter a species from a list of plant species provided by Botanical Society of Britain and Ireland (“BSBI List 2007”)</text:p>
          </table:table-cell>
          <table:table-cell table:style-name="Table1.A1" office:value-type="string">
            <text:p text:style-name="P23">FR3</text:p>
          </table:table-cell>
        </table:table-row>
        <table:table-row table:style-name="Table1.2">
          <table:table-cell table:style-name="Table1.A1" office:value-type="string">
            <text:p text:style-name="P23">Enter a species not on the list</text:p>
          </table:table-cell>
          <table:table-cell table:style-name="Table1.A1" office:value-type="string">
            <text:p text:style-name="P23">If the species the user has seen is not on this list, they will be able to provide a name for the species recorded</text:p>
          </table:table-cell>
          <table:table-cell table:style-name="Table1.A1" office:value-type="string">
            <text:p text:style-name="P23">FR3</text:p>
          </table:table-cell>
        </table:table-row>
        <table:table-row table:style-name="Table1.8">
          <table:table-cell table:style-name="Table1.A1" office:value-type="string">
            <text:p text:style-name="P23">Add species details</text:p>
          </table:table-cell>
          <table:table-cell table:style-name="Table1.A1" office:value-type="string">
            <text:p text:style-name="P23">User will add details about the species: abundance of species (using the DAFOR scale), location, and optionally a photo and a comment</text:p>
          </table:table-cell>
          <table:table-cell table:style-name="Table1.A1" office:value-type="string">
            <text:p text:style-name="P23">FR4</text:p>
          </table:table-cell>
        </table:table-row>
        <table:table-row table:style-name="Table1.2">
          <table:table-cell table:style-name="Table1.A1" office:value-type="string">
            <text:p text:style-name="P23">Edit the recording</text:p>
          </table:table-cell>
          <table:table-cell table:style-name="Table1.A1" office:value-type="string">
            <text:p text:style-name="P23">User will be able to edit their recordings, either by changing the details or deleting the recording.</text:p>
          </table:table-cell>
          <table:table-cell table:style-name="Table1.A1" office:value-type="string">
            <text:p text:style-name="P23">FR5</text:p>
          </table:table-cell>
        </table:table-row>
        <table:table-row table:style-name="Table1.2">
          <table:table-cell table:style-name="Table1.A1" office:value-type="string">
            <text:p text:style-name="P23">Upload recording to server</text:p>
          </table:table-cell>
          <table:table-cell table:style-name="Table1.A1" office:value-type="string">
            <text:p text:style-name="P23">User will be able to upload their recording to the server, which will in turn add it to the database.</text:p>
          </table:table-cell>
          <table:table-cell table:style-name="Table1.A1" office:value-type="string">
            <text:p text:style-name="P23">FR6</text:p>
          </table:table-cell>
        </table:table-row>
        <table:table-row table:style-name="Table1.8">
          <table:table-cell table:style-name="Table1.A1" office:value-type="string">
            <text:p text:style-name="P23">Store recording locally</text:p>
          </table:table-cell>
          <table:table-cell table:style-name="Table1.A1" office:value-type="string">
            <text:p text:style-name="P23">If an internet connection is not available, the user will have the option to store the recording locally (and upload it later when a connection is available).</text:p>
          </table:table-cell>
          <table:table-cell table:style-name="Table1.A1" office:value-type="string">
            <text:p text:style-name="P23">(none)</text:p>
          </table:table-cell>
        </table:table-row>
      </table:table>
      <text:p text:style-name="P26"/>
      <text:p text:style-name="Standard"><text:span text:style-name="Default_20_Paragraph_20_Font"><text:span text:style-name="T21">3.2.2 Website (RPRSview)</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4">Use Case</text:p>
          </table:table-cell>
          <table:table-cell table:style-name="Table2.A1" office:value-type="string">
            <text:p text:style-name="P24">Description</text:p>
          </table:table-cell>
          <table:table-cell table:style-name="Table2.A1" office:value-type="string">
            <text:p text:style-name="P24">Requirement</text:p>
          </table:table-cell>
        </table:table-row>
        <table:table-row table:style-name="Table2.2">
          <table:table-cell table:style-name="Table2.A1" office:value-type="string">
            <text:p text:style-name="P23">Create recordings</text:p>
          </table:table-cell>
          <table:table-cell table:style-name="Table2.A1" office:value-type="string">
            <text:p text:style-name="Standard"><text:span text:style-name="Default_20_Paragraph_20_Font"><text:span text:style-name="T22">User will be able to create new reserve records through the website (with a name, location and description</text:span></text:span><text:span text:style-name="Default_20_Paragraph_20_Font"><text:span text:style-name="T23">)</text:span></text:span><text:span text:style-name="Default_20_Paragraph_20_Font"><text:span text:style-name="T22">.</text:span></text:span></text:p>
          </table:table-cell>
          <table:table-cell table:style-name="Table2.A1" office:value-type="string">
            <text:p text:style-name="P23">FR8</text:p>
          </table:table-cell>
        </table:table-row>
        <table:table-row table:style-name="Table2.2">
          <table:table-cell table:style-name="Table2.A1" office:value-type="string">
            <text:p text:style-name="P23">Update existing recordings</text:p>
          </table:table-cell>
          <table:table-cell table:style-name="Table2.A1" office:value-type="string">
            <text:p text:style-name="P23">User will be able to update information stored in existing records.</text:p>
          </table:table-cell>
          <table:table-cell table:style-name="Table2.A1" office:value-type="string">
            <text:p text:style-name="P23">FR8</text:p>
          </table:table-cell>
        </table:table-row>
        <table:table-row table:style-name="Table2.1">
          <table:table-cell table:style-name="Table2.A1" office:value-type="string">
            <text:p text:style-name="P23">Delete recordings</text:p>
          </table:table-cell>
          <table:table-cell table:style-name="Table2.A1" office:value-type="string">
            <text:p text:style-name="P23">User will be able to delete records.</text:p>
          </table:table-cell>
          <table:table-cell table:style-name="Table2.A1" office:value-type="string">
            <text:p text:style-name="P23">FR8</text:p>
          </table:table-cell>
        </table:table-row>
        <text:soft-page-break/>
        <table:table-row table:style-name="Table2.2">
          <table:table-cell table:style-name="Table2.A1" office:value-type="string">
            <text:p text:style-name="P23">Browse records</text:p>
          </table:table-cell>
          <table:table-cell table:style-name="Table2.A1" office:value-type="string">
            <text:p text:style-name="P23">User will be able to search for a reserve and browse species recordings taken at that location.</text:p>
          </table:table-cell>
          <table:table-cell table:style-name="Table2.A1" office:value-type="string">
            <text:p text:style-name="P23">FR9</text:p>
          </table:table-cell>
        </table:table-row>
      </table:table>
      <text:p text:style-name="P18">4<text:tab/>User interface design</text:p>
      <text:p text:style-name="P20">4.1<text:tab/>Home Page</text:p>
      <text:p text:style-name="P11">This is the page the user will see as soon as they open the app giving them two options. The “Record” button will take them to the “User Data Page”, whilst the “Explore” button will take them to the “Explore Page”.</text:p>
      <text:p text:style-name="P11">It is important that this page is aesthetically pleasing, and intuitive to navigate to give a positive first impression of the app. If it is decided in the future that the guest area is not needed then the “Explore” button can be deleted and the “Record” button centered.</text:p>
      <text:p text:style-name="Standard"><draw:frame draw:style-name="fr2" draw:name="Picture 12" text:anchor-type="paragraph" svg:y="0.1201in" svg:width="1.8937in" style:rel-width="scale" svg:height="2.8201in" style:rel-height="scale" draw:z-index="0"><draw:image/><draw:contour-polygon svg:width="4759px" svg:height="7113px" svg:viewBox="0 0 4759 7113" draw:points="16,16 16,33 16,50 16,67 16,84 16,101 16,118 16,135 16,152 16,169 16,186 16,203 16,220 16,237 16,254 16,270 16,287 16,304 16,321 16,338 16,355 16,372 16,389 16,406 16,423 16,440 16,457 16,474 16,491 16,508 16,524 16,541 16,558 16,575 16,592 16,609 16,626 16,643 16,660 16,677 16,694 16,711 16,728 16,745 16,762 16,778 16,795 16,812 16,829 16,846 16,863 16,880 16,897 16,914 16,931 16,948 16,965 16,982 16,999 16,1016 16,1032 16,1049 16,1066 16,1083 16,1100 16,1117 16,1134 16,1151 16,1168 16,1185 16,1202 16,1219 16,1236 16,1253 16,1270 16,1286 16,1303 16,1320 16,1337 16,1354 16,1371 16,1388 16,1405 16,1422 16,1439 16,1456 16,1473 16,1490 16,1507 16,1524 16,1540 16,1557 16,1574 16,1591 16,1608 16,1625 16,1642 16,1659 16,1676 16,1693 16,1710 16,1727 16,1744 16,1761 16,1778 16,1794 16,1811 16,1828 16,1845 16,1862 16,1879 16,1896 16,1913 16,1930 16,1947 16,1964 16,1981 16,1998 16,2015 16,2032 16,2048 16,2065 16,2082 16,2099 16,2116 16,2133 16,2150 16,2167 16,2184 16,2201 16,2218 16,2235 16,2252 16,2269 16,2286 16,2302 16,2319 16,2336 16,2353 16,2370 16,2387 16,2404 16,2421 16,2438 16,2455 16,2472 16,2489 16,2506 16,2523 16,2540 16,2557 16,2573 16,2590 16,2607 16,2624 16,2641 16,2658 16,2675 16,2692 16,2709 16,2726 16,2743 16,2760 16,2777 16,2794 16,2811 16,2827 16,2844 16,2861 16,2878 16,2895 16,2912 16,2929 16,2946 16,2963 16,2980 16,2997 16,3014 16,3031 16,3048 16,3065 16,3081 16,3098 16,3115 16,3132 16,3149 16,3166 16,3183 16,3200 16,3217 16,3234 16,3251 16,3268 16,3285 16,3302 16,3319 16,3335 16,3352 16,3369 16,3386 16,3403 16,3420 16,3437 16,3454 16,3471 16,3488 16,3505 16,3522 16,3539 16,3556 16,3573 16,3589 16,3606 16,3623 16,3640 16,3657 16,3674 16,3691 16,3708 16,3725 16,3742 16,3759 16,3776 16,3793 16,3810 16,3827 16,3843 16,3860 16,3877 16,3894 16,3911 16,3928 16,3945 16,3962 16,3979 16,3996 16,4013 16,4030 16,4047 16,4064 16,4081 16,4097 16,4114 16,4131 16,4148 16,4165 16,4182 16,4199 16,4216 16,4233 16,4250 16,4267 16,4284 16,4301 16,4318 16,4335 16,4351 16,4368 16,4385 16,4402 16,4419 16,4436 16,4453 16,4470 16,4487 16,4504 16,4521 16,4538 16,4555 16,4572 16,4589 16,4605 16,4622 16,4639 16,4656 16,4673 16,4690 16,4707 16,4724 16,4741 16,4758 16,4775 16,4792 16,4809 16,4826 16,4843 16,4860 16,4876 16,4893 16,4910 16,4927 16,4944 16,4961 16,4978 16,4995 16,5012 16,5029 16,5046 16,5063 16,5080 16,5097 16,5114 16,5130 16,5147 16,5164 16,5181 16,5198 16,5215 16,5232 16,5249 16,5266 16,5283 16,5300 16,5317 16,5334 16,5351 16,5368 16,5384 16,5401 16,5418 16,5435 16,5452 16,5469 16,5486 16,5503 16,5520 16,5537 16,5554 16,5571 16,5588 16,5605 16,5622 16,5638 16,5655 16,5672 16,5689 16,5706 16,5723 16,5740 16,5757 16,5774 16,5791 16,5808 16,5825 16,5842 16,5859 16,5876 16,5892 16,5909 16,5926 16,5943 16,5960 16,5977 16,5994 16,6011 16,6028 16,6045 16,6062 16,6079 16,6096 16,6113 16,6130 16,6146 16,6163 16,6180 16,6197 16,6214 16,6231 16,6248 16,6265 16,6282 16,6299 16,6316 16,6333 16,6350 16,6367 16,6384 16,6400 16,6417 16,6434 16,6451 16,6468 16,6485 16,6502 16,6519 16,6536 16,6553 16,6570 16,6587 16,6604 16,6621 16,6638 16,6654 16,6671 16,6688 16,6705 16,6722 16,6739 16,6756 16,6773 16,6790 16,6807 16,6824 16,6841 16,6858 16,6875 16,6892 16,6908 16,6925 16,6942 16,6959 16,6976 16,6993 16,7010 16,7027 16,7044 16,7061 16,7078 16,7095 16,7112 16,7129 4775,7129 4775,7112 4775,7095 4775,7078 4775,7061 4775,7044 4775,7027 4775,7010 4775,6993 4775,6976 4775,6959 4775,6942 4775,6925 4775,6908 4775,6892 4775,6875 4775,6858 4775,6841 4775,6824 4775,6807 4775,6790 4775,6773 4775,6756 4775,6739 4775,6722 4775,6705 4775,6688 4775,6671 4775,6654 4775,6638 4775,6621 4775,6604 4775,6587 4775,6570 4775,6553 4775,6536 4775,6519 4775,6502 4775,6485 4775,6468 4775,6451 4775,6434 4775,6417 4775,6400 4775,6384 4775,6367 4775,6350 4775,6333 4775,6316 4775,6299 4775,6282 4775,6265 4775,6248 4775,6231 4775,6214 4775,6197 4775,6180 4775,6163 4775,6146 4775,6130 4775,6113 4775,6096 4775,6079 4775,6062 4775,6045 4775,6028 4775,6011 4775,5994 4775,5977 4775,5960 4775,5943 4775,5926 4775,5909 4775,5892 4775,5876 4775,5859 4775,5842 4775,5825 4775,5808 4775,5791 4775,5774 4775,5757 4775,5740 4775,5723 4775,5706 4775,5689 4775,5672 4775,5655 4775,5638 4775,5622 4775,5605 4775,5588 4775,5571 4775,5554 4775,5537 4775,5520 4775,5503 4775,5486 4775,5469 4775,5452 4775,5435 4775,5418 4775,5401 4775,5384 4775,5368 4775,5351 4775,5334 4775,5317 4775,5300 4775,5283 4775,5266 4775,5249 4775,5232 4775,5215 4775,5198 4775,5181 4775,5164 4775,5147 4775,5130 4775,5114 4775,5097 4775,5080 4775,5063 4775,5046 4775,5029 4775,5012 4775,4995 4775,4978 4775,4961 4775,4944 4775,4927 4775,4910 4775,4893 4775,4876 4775,4860 4775,4843 4775,4826 4775,4809 4775,4792 4775,4775 4775,4758 4775,4741 4775,4724 4775,4707 4775,4690 4775,4673 4775,4656 4775,4639 4775,4622 4775,4605 4775,4589 4775,4572 4775,4555 4775,4538 4775,4521 4775,4504 4775,4487 4775,4470 4775,4453 4775,4436 4775,4419 4775,4402 4775,4385 4775,4368 4775,4351 4775,4335 4775,4318 4775,4301 4775,4284 4775,4267 4775,4250 4775,4233 4775,4216 4775,4199 4775,4182 4775,4165 4775,4148 4775,4131 4775,4114 4775,4097 4775,4081 4775,4064 4775,4047 4775,4030 4775,4013 4775,3996 4775,3979 4775,3962 4775,3945 4775,3928 4775,3911 4775,3894 4775,3877 4775,3860 4775,3843 4775,3827 4775,3810 4775,3793 4775,3776 4775,3759 4775,3742 4775,3725 4775,3708 4775,3691 4775,3674 4775,3657 4775,3640 4775,3623 4775,3606 4775,3589 4775,3573 4775,3556 4775,3539 4775,3522 4775,3505 4775,3488 4775,3471 4775,3454 4775,3437 4775,3420 4775,3403 4775,3386 4775,3369 4775,3352 4775,3335 4775,3319 4775,3302 4775,3285 4775,3268 4775,3251 4775,3234 4775,3217 4775,3200 4775,3183 4775,3166 4775,3149 4775,3132 4775,3115 4775,3098 4775,3081 4775,3065 4775,3048 4775,3031 4775,3014 4775,2997 4775,2980 4775,2963 4775,2946 4775,2929 4775,2912 4775,2895 4775,2878 4775,2861 4775,2844 4775,2827 4775,2811 4775,2794 4775,2777 4775,2760 4775,2743 4775,2726 4775,2709 4775,2692 4775,2675 4775,2658 4775,2641 4775,2624 4775,2607 4775,2590 4775,2573 4775,2557 4775,2540 4775,2523 4775,2506 4775,2489 4775,2472 4775,2455 4775,2438 4775,2421 4775,2404 4775,2387 4775,2370 4775,2353 4775,2336 4775,2319 4775,2302 4775,2286 4775,2269 4775,2252 4775,2235 4775,2218 4775,2201 4775,2184 4775,2167 4775,2150 4775,2133 4775,2116 4775,2099 4775,2082 4775,2065 4775,2048 4775,2032 4775,2015 4775,1998 4775,1981 4775,1964 4775,1947 4775,1930 4775,1913 4775,1896 4775,1879 4775,1862 4775,1845 4775,1828 4775,1811 4775,1794 4775,1778 4775,1761 4775,1744 4775,1727 4775,1710 4775,1693 4775,1676 4775,1659 4775,1642 4775,1625 4775,1608 4775,1591 4775,1574 4775,1557 4775,1540 4775,1524 4775,1507 4775,1490 4775,1473 4775,1456 4775,1439 4775,1422 4775,1405 4775,1388 4775,1371 4775,1354 4775,1337 4775,1320 4775,1303 4775,1286 4775,1270 4775,1253 4775,1236 4775,1219 4775,1202 4775,1185 4775,1168 4775,1151 4775,1134 4775,1117 4775,1100 4775,1083 4775,1066 4775,1049 4775,1032 4775,1016 4775,999 4775,982 4775,965 4775,948 4775,931 4775,914 4775,897 4775,880 4775,863 4775,846 4775,829 4775,812 4775,795 4775,778 4775,762 4775,745 4775,728 4775,711 4775,694 4775,677 4775,660 4775,643 4775,626 4775,609 4775,592 4775,575 4775,558 4775,541 4775,524 4775,508 4775,491 4775,474 4775,457 4775,440 4775,423 4775,406 4775,389 4775,372 4775,355 4775,338 4775,321 4775,304 4775,287 4775,270 4775,254 4775,237 4775,220 4775,203 4775,186 4775,169 4775,152 4775,135 4775,118 4775,101 4775,84 4775,67 4775,50 4775,33 4775,16" draw:recreate-on-edit="true"/></draw:frame><text:span text:style-name="Default_20_Paragraph_20_Font"><text:span text:style-name="T25"/></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3"/>
      <text:p text:style-name="P13">4.2<text:tab/>User Data Page(s)</text:p>
      <text:p text:style-name="P11">These are two designs for the personal details page, they allow for the user to put in their details on the corresponding lines. If the user has their GPS enabled then the design on the left should be shown, with the map showing the users position. If the GPS is disabled then the design on the right should be shown with a drop down list of all possible nature reserves. Pressing start will bring up the “Blank Record Page”.</text:p>
      <text:p text:style-name="P22"/>
      <text:p text:style-name="P22"/>
      <text:p text:style-name="Standard"/>
      <text:p text:style-name="P22"/>
      <text:p text:style-name="P22"/>
      <text:p text:style-name="P22"/>
      <text:p text:style-name="P22"/>
      <text:p text:style-name="P22"/>
      <text:p text:style-name="P22"/>
      <text:p text:style-name="Standard"/>
      <text:p text:style-name="P22"/>
      <text:p text:style-name="P22"/>
      <text:p text:style-name="P22"><text:soft-page-break/></text:p>
      <text:p text:style-name="P22"/>
      <text:p text:style-name="P22"/>
      <text:p text:style-name="P22"/>
      <text:p text:style-name="P22"/>
      <text:p text:style-name="P22"/>
      <text:p text:style-name="P13">4.3<text:tab/>Blank Record Page</text:p>
      <text:p text:style-name="P11">This page will display after the user has entered their details. It is a blank record page with a simple graphic displaying how to add a record.</text:p>
      <text:p text:style-name="P11">This page should only be seen whilst no records have been added. Clicking the “+” in the top right corner will take the user to the “Add Record Page”.</text:p>
      <text:p text:style-name="Standard"/>
      <text:p text:style-name="P14">4.4<text:tab/>Add Record Page</text:p>
      <text:p text:style-name="P15">This page will allow the user to add a record, it is pretty intuitive to use, the user must simply fill in the fields for the species that they are currently recording.</text:p>
      <text:p text:style-name="P15">Towards the bottom of the form you can add a picture of the species or / and the surrounding location. Both the symbols that link you to do this are placeholder images. The current blue dot will allow the user to activate their camera and take a picture to add to the form, whilst the download symbol will allow the user to add a picture from their current gallery to the form.</text:p>
      <text:p text:style-name="P15">Upon completion of the form, clicking the “Add” button will take the user to the record page with the newly filled out record on display.</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3">4.5<text:tab/>Record Page</text:p>
      <text:p text:style-name="P11">This is the page that allows the user to navigate between all of their previously added records by swiping to either side.</text:p>
      <text:p text:style-name="P11">Clicking the “+” in the top corner will allow the user to add a new record.</text:p>
      <text:p text:style-name="P11">Clicking on the “hamburger” in the top left corner next to the place holder logo you will be able to select “Edit” which will take you to the Add Record page where the fields will already be filled with the previous information.</text:p>
      <text:p text:style-name="P11">By clicking on the arrows in the picture the user can cycle through all of their current images for that specific species record, and then by pressing <text:soft-page-break/>the image they bring up a new page which gives them a closer look at the pictures.</text:p>
      <text:p text:style-name="Standard"/>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4.6<text:tab/>Image Viewing Page</text:p>
      <text:p text:style-name="P11">In this page the user can swipe through all of their images for a specific species. This page has no functional use however, and so therefore is expendable.</text:p>
      <text:p text:style-name="Standard"/>
      <text:p text:style-name="P18"/>
      <text:p text:style-name="P18"/>
      <text:p text:style-name="P18"/>
      <text:p text:style-name="P18"/>
      <text:p text:style-name="P18"/>
      <text:p text:style-name="P18"/>
      <text:p text:style-name="P18"/>
      <text:p text:style-name="P18"/>
      <text:p text:style-name="P18"/>
      <text:p text:style-name="P18"/>
      <text:p text:style-name="P18"/>
      <text:p text:style-name="P13"/>
      <text:p text:style-name="P13">4.7 Side Menu</text:p>
      <text:p text:style-name="P11">This image illustrates the menu which appears when the user clicks the “hamburger” in the top left corner. This menu should appear on all pages except the “Home Page”.</text:p>
      <text:p text:style-name="P11">Then “Send” option will send the record information to the server database. This option should only be visible from the “Record Page”.</text:p>
      <text:p text:style-name="P11">The “Edit” option will allow the user to edit previously input records. This option should only be visible from the “Record Page”.</text:p>
      <text:p text:style-name="P11">The “Delete” option will allow the user to delete records. This option should only be visible from the “Record Page”.</text:p>
      <text:p text:style-name="P11"><text:soft-page-break/>The “Back” option will take the user to the previous page. This option should be visible from all pages excluding the “Home Page”.</text:p>
      <text:p text:style-name="Standard"><draw:frame draw:style-name="fr3" draw:name="Image7" text:anchor-type="paragraph" svg:y="0.2098in" svg:width="1.8252in" style:rel-width="scale" svg:height="2.8335in" style:rel-height="scale" draw:z-index="2"><draw:image/><draw:contour-polygon svg:width="605px" svg:height="1031px" svg:viewBox="0 0 605 103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1,958 1,959 1,960 1,961 1,962 1,963 1,964 1,965 1,966 1,967 1,968 1,969 1,970 1,971 1,972 1,973 1,974 1,975 1,976 1,977 1,978 1,979 1,980 1,981 1,982 1,983 1,984 1,985 1,986 1,987 1,988 1,989 1,990 1,991 1,992 1,993 1,994 1,995 1,996 1,997 1,998 1,999 1,1000 1,1001 1,1002 1,1003 1,1004 1,1005 1,1006 1,1007 1,1008 1,1009 1,1010 1,1011 1,1012 1,1013 1,1014 1,1015 1,1016 1,1017 1,1018 1,1019 1,1020 1,1021 1,1022 1,1023 1,1024 1,1025 1,1026 1,1027 1,1028 1,1029 1,1030 1,1031 1,1032 606,1032 606,1031 606,1030 606,1029 606,1028 606,1027 606,1026 606,1025 606,1024 606,1023 606,1022 606,1021 606,1020 606,1019 606,1018 606,1017 606,1016 606,1015 606,1014 606,1013 606,1012 606,1011 606,1010 606,1009 606,1008 606,1007 606,1006 606,1005 606,1004 606,1003 606,1002 606,1001 606,1000 606,999 606,998 606,997 606,996 606,995 606,994 606,993 606,992 606,991 606,990 606,989 606,988 606,987 606,986 606,985 606,984 606,983 606,982 606,981 606,980 606,979 606,978 606,977 606,976 606,975 606,974 606,973 606,972 606,971 606,970 606,969 606,968 606,967 606,966 606,965 606,964 606,963 606,962 606,961 606,960 606,959 606,958 606,957 606,956 606,955 606,954 606,953 606,952 606,951 606,950 606,949 606,948 606,947 606,946 606,945 606,944 606,943 606,942 606,941 606,940 606,939 606,938 606,937 606,936 606,935 606,934 606,933 606,932 606,931 606,930 606,929 606,928 606,927 606,926 606,925 606,924 606,923 606,922 606,921 606,920 606,919 606,918 606,917 606,916 606,915 606,914 606,913 606,912 606,911 606,910 606,909 606,908 606,907 606,906 606,905 606,904 606,903 606,902 606,901 606,900 606,899 606,898 606,897 606,896 606,895 606,894 606,893 606,892 606,891 606,890 606,889 606,888 606,887 606,886 606,885 606,884 606,883 606,882 606,881 606,880 606,879 606,878 606,877 606,876 606,875 606,874 606,873 606,872 606,871 606,870 606,869 606,868 606,867 606,866 606,865 606,864 606,863 606,862 606,861 606,860 606,859 606,858 606,857 606,856 606,855 606,854 606,853 606,852 606,851 606,850 606,849 606,848 606,847 606,846 606,845 606,844 606,843 606,842 606,841 606,840 606,839 606,838 606,837 606,836 606,835 606,834 606,833 606,832 606,831 606,830 606,829 606,828 606,827 606,826 606,825 606,824 606,823 606,822 606,821 606,820 606,819 606,818 606,817 606,816 606,815 606,814 606,813 606,812 606,811 606,810 606,809 606,808 606,807 606,806 606,805 606,804 606,803 606,802 606,801 606,800 606,799 606,798 606,797 606,796 606,795 606,794 606,793 606,792 606,791 606,790 606,789 606,788 606,787 606,786 606,785 606,784 606,783 606,782 606,781 606,780 606,779 606,778 606,777 606,776 606,775 606,774 606,773 606,772 606,771 606,770 606,769 606,768 606,767 606,766 606,765 606,764 606,763 606,762 606,761 606,760 606,759 606,758 606,757 606,756 606,755 606,754 606,753 606,752 606,751 606,750 606,749 606,748 606,747 606,746 606,745 606,744 606,743 606,742 606,741 606,740 606,739 606,738 606,737 606,736 606,735 606,734 606,733 606,732 606,731 606,730 606,729 606,728 606,727 606,726 606,725 606,724 606,723 606,722 606,721 606,720 606,719 606,718 606,717 606,716 606,715 606,714 606,713 606,712 606,711 606,710 606,709 606,708 606,707 606,706 606,705 606,704 606,703 606,702 606,701 606,700 606,699 606,698 606,697 606,696 606,695 606,694 606,693 606,692 606,691 606,690 606,689 606,688 606,687 606,686 606,685 606,684 606,683 606,682 606,681 606,680 606,679 606,678 606,677 606,676 606,675 606,674 606,673 606,672 606,671 606,670 606,669 606,668 606,667 606,666 606,665 606,664 606,663 606,662 606,661 606,660 606,659 606,658 606,657 606,656 606,655 606,654 606,653 606,652 606,651 606,650 606,649 606,648 606,647 606,646 606,645 606,644 606,643 606,642 606,641 606,640 606,639 606,638 606,637 606,636 606,635 606,634 606,633 606,632 606,631 606,630 606,629 606,628 606,627 606,626 606,625 606,624 606,623 606,622 606,621 606,620 606,619 606,618 606,617 606,616 606,615 606,614 606,613 606,612 606,611 606,610 606,609 606,608 606,607 606,606 606,605 606,604 606,603 606,602 606,601 606,600 606,599 606,598 606,597 606,596 606,595 606,594 606,593 606,592 606,591 606,590 606,589 606,588 606,587 606,586 606,585 606,584 606,583 606,582 606,581 606,580 606,579 606,578 606,577 606,576 606,575 606,574 606,573 606,572 606,571 606,570 606,569 606,568 606,567 606,566 606,565 606,564 606,563 606,562 606,561 606,560 606,559 606,558 606,557 606,556 606,555 606,554 606,553 606,552 606,551 606,550 606,549 606,548 606,547 606,546 606,545 606,544 606,543 606,542 606,541 606,540 606,539 606,538 606,537 606,536 606,535 606,534 606,533 606,532 606,531 606,530 606,529 606,528 606,527 606,526 606,525 606,524 606,523 606,522 606,521 606,520 606,519 606,518 606,517 606,516 606,515 606,514 606,513 606,512 606,511 606,510 606,509 606,508 606,507 606,506 606,505 606,504 606,503 606,502 606,501 606,500 606,499 606,498 606,497 606,496 606,495 606,494 606,493 606,492 606,491 606,490 606,489 606,488 606,487 606,486 606,485 606,484 606,483 606,482 606,481 606,480 606,479 606,478 606,477 606,476 606,475 606,474 606,473 606,472 606,471 606,470 606,469 606,468 606,467 606,466 606,465 606,464 606,463 606,462 606,461 606,460 606,459 606,458 606,457 606,456 606,455 606,454 606,453 606,452 606,451 606,450 606,449 606,448 606,447 606,446 606,445 606,444 606,443 606,442 606,441 606,440 606,439 606,438 606,437 606,436 606,435 606,434 606,433 606,432 606,431 606,430 606,429 606,428 606,427 606,426 606,425 606,424 606,423 606,422 606,421 606,420 606,419 606,418 606,417 606,416 606,415 606,414 606,413 606,412 606,411 606,410 606,409 606,408 606,407 606,406 606,405 606,404 606,403 606,402 606,401 606,400 606,399 606,398 606,397 606,396 606,395 606,394 606,393 606,392 606,391 606,390 606,389 606,388 606,387 606,386 606,385 606,384 606,383 606,382 606,381 606,380 606,379 606,378 606,377 606,376 606,375 606,374 606,373 606,372 606,371 606,370 606,369 606,368 606,367 606,366 606,365 606,364 606,363 606,362 606,361 606,360 606,359 606,358 606,357 606,356 606,355 606,354 606,353 606,352 606,351 606,350 606,349 606,348 606,347 606,346 606,345 606,344 606,343 606,342 606,341 606,340 606,339 606,338 606,337 606,336 606,335 606,334 606,333 606,332 606,331 606,330 606,329 606,328 606,327 606,326 606,325 606,324 606,323 606,322 606,321 606,320 606,319 606,318 606,317 606,316 606,315 606,314 606,313 606,312 606,311 606,310 606,309 606,308 606,307 606,306 606,305 606,304 606,303 606,302 606,301 606,300 606,299 606,298 606,297 606,296 606,295 606,294 606,293 606,292 606,291 606,290 606,289 606,288 606,287 606,286 606,285 606,284 606,283 606,282 606,281 606,280 606,279 606,278 606,277 606,276 606,275 606,274 606,273 606,272 606,271 606,270 606,269 606,268 606,267 606,266 606,265 606,264 606,263 606,262 606,261 606,260 606,259 606,258 606,257 606,256 606,255 606,254 606,253 606,252 606,251 606,250 606,249 606,248 606,247 606,246 606,245 606,244 606,243 606,242 606,241 606,240 606,239 606,238 606,237 606,236 606,235 606,234 606,233 606,232 606,231 606,230 606,229 606,228 606,227 606,226 606,225 606,224 606,223 606,222 606,221 606,220 606,219 606,218 606,217 606,216 606,215 606,214 606,213 606,212 606,211 606,210 606,209 606,208 606,207 606,206 606,205 606,204 606,203 606,202 606,201 606,200 606,199 606,198 606,197 606,196 606,195 606,194 606,193 606,192 606,191 606,190 606,189 606,188 606,187 606,186 606,185 606,184 606,183 606,182 606,181 606,180 606,179 606,178 606,177 606,176 606,175 606,174 606,173 606,172 606,171 606,170 606,169 606,168 606,167 606,166 606,165 606,164 606,163 606,162 606,161 606,160 606,159 606,158 606,157 606,156 606,155 606,154 606,153 606,152 606,151 606,150 606,149 606,148 606,147 606,146 606,145 606,144 606,143 606,142 606,141 606,140 606,139 606,138 606,137 606,136 606,135 606,134 606,133 606,132 606,131 606,130 606,129 606,128 606,127 606,126 606,125 606,124 606,123 606,122 606,121 606,120 606,119 606,118 606,117 606,116 606,115 606,114 606,113 606,112 606,111 606,110 606,109 606,108 606,107 606,106 606,105 606,104 606,103 606,102 606,101 606,100 606,99 606,98 606,97 606,96 606,95 606,94 606,93 606,92 606,91 606,90 606,89 606,88 606,87 606,86 606,85 606,84 606,83 606,82 606,81 606,80 606,79 606,78 606,77 606,76 606,75 606,74 606,73 606,72 606,71 606,70 606,69 606,68 606,67 606,66 606,65 606,64 606,63 606,62 606,61 606,60 606,59 606,58 606,57 606,56 606,55 606,54 606,53 606,52 606,51 606,50 606,49 606,48 606,47 606,46 606,45 606,44 606,43 606,42 606,41 606,40 606,39 606,38 606,37 606,36 606,35 606,34 606,33 606,32 606,31 606,30 606,29 606,28 606,27 606,26 606,25 606,24 606,23 606,22 606,21 606,20 606,19 606,18 606,17 606,16 606,15 606,14 606,13 606,12 606,11 606,10 606,9 606,8 606,7 606,6 606,5 606,4 606,3 606,2 606,1" draw:recreate-on-edit="true"/></draw:frame><text:span text:style-name="Default_20_Paragraph_20_Font"><text:span text:style-name="T25"/></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3">4.8 Explore Page</text:p>
      <text:p text:style-name="P11">This page is navigated to using the “Explore” button on the “Home Page”. The page allows people to see a selection of previous community records without having to add any of their own. Records cannot be added or removed from this page.</text:p>
      <text:p text:style-name="Standard"/>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5<text:tab/>Gantt chart</text:p>
      <text:p text:style-name="Standard"><draw:frame draw:style-name="fr4" draw:name="Picture 1" text:anchor-type="paragraph" svg:x="-0.5201in" svg:y="0.2028in" svg:width="7.3543in" style:rel-width="scale" svg:height="9.2189in" style:rel-height="scale" draw:z-index="3"><draw:image/><svg:desc>C:\Users\James\Desktop\University Year2\group project\gant_chart.png</svg:desc><draw:contour-polygon svg:width="17729px" svg:height="25747px" svg:viewBox="0 0 17729 25747" draw:points="26,26 26,79 26,105 26,132 52,158 52,185 52,211 52,238 52,264 52,291 52,317 52,343 52,370 26,396 52,423 26,449 52,476 52,502 52,529 52,555 52,582 52,608 52,635 52,661 52,687 26,714 26,740 26,767 1031,793 1031,820 1031,846 1031,873 1031,899 1031,926 1031,952 1031,979 1031,1005 1031,1031 1031,1058 1031,1084 1031,1111 1031,1137 1031,1164 1031,1190 1031,1217 952,1243 952,1270 952,1296 952,1323 952,1349 952,1375 979,1402 1005,1428 1031,1455 1031,1481 1031,1508 1031,1534 1031,1561 1031,1587 1031,1614 1031,1640 1031,1667 1031,1693 1031,1719 1031,1746 1031,1772 1031,1799 1031,1825 1031,1852 1031,1878 1031,1905 1031,1931 1031,1958 1031,1984 1031,2011 1031,2037 1031,2063 1031,2090 1031,2116 1005,2143 979,2169 952,2196 952,2222 952,2249 979,2275 1005,2302 1031,2328 1031,2355 1031,2381 1031,2407 1031,2434 1031,2460 1031,2487 1031,2513 1031,2540 1031,2566 1031,2593 1031,2619 1031,2646 1031,2672 1031,2699 1031,2725 1031,2751 1031,2778 1031,2804 1031,2831 1031,2857 1031,2884 1031,2910 1031,2937 1031,2963 1031,2990 1031,3016 1031,3043 1031,3069 1031,3095 1031,3122 1031,3148 1031,3175 1031,3201 1031,3228 1031,3254 1031,3281 1031,3307 1031,3334 1031,3360 1031,3387 1031,3413 1031,3439 1031,3466 1031,3492 1031,3519 1031,3545 1031,3572 1031,3598 1031,3625 1031,3651 1031,3678 1031,3704 1031,3731 1031,3757 1031,3783 1031,3810 1031,3836 1031,3863 1031,3889 1031,3916 1031,3942 1031,3969 1031,3995 1031,4022 1031,4048 1031,4075 1031,4101 1031,4127 1031,4154 1031,4180 1031,4207 1031,4233 1031,4260 1031,4286 1031,4313 1031,4339 1031,4366 1031,4392 1031,4418 1031,4445 1031,4471 1031,4498 1031,4524 1031,4551 1031,4577 1031,4604 1031,4630 1031,4657 1031,4683 1031,4710 1031,4736 1031,4762 1031,4789 1031,4815 1031,4842 1031,4868 1031,4895 1031,4921 1031,4948 1031,4974 1031,5001 1031,5027 1031,5054 1031,5080 1031,5106 1031,5133 1031,5159 1031,5186 1031,5212 1031,5239 1031,5265 1031,5292 1031,5318 1031,5345 1031,5371 1031,5398 1031,5424 1031,5450 1031,5477 1031,5503 1031,5530 1031,5556 1031,5583 1031,5609 1031,5636 1031,5662 1031,5689 1031,5715 1031,5742 1031,5768 1031,5794 1031,5821 1031,5847 1031,5874 1031,5900 1031,5927 1031,5953 1031,5980 1031,6006 1031,6033 1031,6059 1031,6086 1031,6112 1031,6138 1031,6165 1031,6191 1031,6218 1031,6244 1031,6271 1031,6297 1031,6324 1031,6350 1031,6377 1031,6403 1031,6430 1031,6456 1031,6482 1031,6509 1031,6535 1031,6562 1031,6588 1031,6615 1031,6641 1031,6668 1031,6694 1031,6721 1031,6747 1031,6774 1031,6800 1031,6826 1031,6853 1031,6879 1031,6906 1031,6932 1031,6959 1031,6985 1031,7012 1031,7038 1031,7065 1031,7091 1031,7118 1031,7144 1031,7170 1031,7197 1031,7223 1031,7250 1031,7276 1031,7303 1031,7329 1031,7356 1031,7382 1031,7409 1031,7435 1031,7462 1031,7488 1031,7514 1031,7541 1031,7567 1031,7594 1031,7620 1031,7647 1031,7673 1031,7700 1031,7726 1031,7753 1031,7779 1031,7806 1031,7832 1031,7858 1031,7885 1031,7911 1031,7938 1031,7964 1031,7991 1031,8017 1031,8044 1031,8070 1031,8097 1031,8123 1031,8150 1031,8176 1031,8202 1031,8229 1031,8255 1031,8282 1031,8308 1031,8335 1031,8361 1031,8388 1031,8414 1031,8441 1031,8467 1031,8494 1031,8520 1031,8546 1031,8573 1031,8599 1031,8626 1031,8652 1031,8679 1031,8705 1031,8732 1031,8758 1031,8785 1031,8811 1031,8837 1031,8864 1031,8890 1031,8917 1031,8943 1031,8970 1031,8996 1031,9023 1031,9049 1031,9076 1031,9102 1031,9129 1031,9155 1031,9181 1031,9208 1031,9234 1031,9261 1031,9287 1031,9314 1031,9340 1031,9367 1031,9393 1031,9420 1031,9446 1031,9473 1031,9499 1031,9525 1031,9552 1031,9578 1031,9605 1031,9631 1031,9658 1031,9684 1031,9711 1031,9737 1031,9764 1031,9790 1031,9817 1031,9843 1031,9869 1031,9896 1031,9922 1031,9949 1031,9975 1031,10002 1031,10028 1031,10055 1031,10081 1031,10108 1031,10134 1031,10161 1031,10187 1031,10213 1031,10240 1031,10266 1031,10293 1031,10319 1031,10346 1031,10372 1031,10399 1031,10425 1031,10452 1031,10478 1031,10505 1031,10531 1031,10557 1031,10584 1031,10610 1031,10637 1031,10663 1031,10690 1031,10716 1031,10743 1031,10769 1031,10796 1031,10822 1031,10849 1031,10875 1031,10901 1031,10928 1031,10954 1031,10981 1031,11007 1031,11034 1031,11060 1031,11087 1031,11113 1031,11140 1031,11166 1031,11193 1031,11219 1031,11245 1031,11272 1031,11298 1031,11325 1031,11351 1031,11378 1031,11404 1031,11431 1031,11457 1031,11484 1031,11510 1031,11537 1031,11563 1031,11589 1031,11616 1031,11642 1031,11669 1031,11695 1031,11722 1031,11748 1031,11775 1031,11801 1031,11828 1031,11854 1031,11881 1031,11907 1031,11933 1031,11960 1031,11986 1031,12013 1031,12039 1031,12066 1031,12092 1031,12119 1031,12145 1031,12172 1031,12198 1031,12225 1031,12251 1031,12277 1031,12304 1031,12330 1031,12357 1031,12383 1031,12410 1031,12436 1031,12463 1031,12489 1031,12516 1031,12542 1031,12569 1031,12595 1031,12621 1031,12648 1031,12674 1031,12701 1031,12727 1031,12754 1031,12780 1031,12807 1031,12833 1031,12860 1031,12886 1031,12913 1031,12939 1031,12965 1031,12992 1031,13018 1031,13045 1031,13071 1031,13098 1031,13124 1031,13151 1031,13177 1031,13204 1031,13230 1031,13256 1031,13283 1031,13309 1031,13336 1031,13362 1031,13389 1031,13415 1031,13442 1031,13468 1031,13495 1031,13521 1031,13548 1031,13574 1031,13600 1031,13627 1031,13653 1031,13680 1031,13706 1031,13733 1031,13759 1031,13786 1031,13812 1031,13839 1031,13865 1031,13892 1031,13918 1031,13944 1031,13971 1031,13997 1031,14024 1031,14050 1031,14077 1031,14103 1031,14130 1031,14156 1031,14183 1031,14209 1031,14236 1031,14262 1031,14288 1031,14315 1031,14341 1031,14368 1031,14394 1031,14421 1031,14447 1031,14474 1031,14500 1031,14527 1031,14553 1031,14580 1031,14606 1031,14632 1031,14659 1031,14685 1031,14712 1031,14738 1031,14765 1031,14791 1031,14818 1031,14844 1031,14871 1031,14897 1031,14924 1031,14950 1031,14976 1031,15003 1031,15029 1031,15056 1031,15082 1031,15109 1031,15135 1031,15162 1031,15188 1031,15215 1031,15241 1031,15268 1031,15294 1031,15320 1031,15347 1031,15373 1031,15400 1031,15426 1031,15453 1031,15479 1031,15506 1031,15532 1031,15559 1031,15585 1031,15612 1031,15638 1031,15664 1031,15691 1031,15717 1031,15744 1031,15770 1031,15797 1031,15823 1031,15850 1031,15876 1031,15903 1031,15929 1031,15956 1031,15982 1031,16008 1031,16035 1031,16061 1031,16088 1031,16114 1031,16141 1031,16167 1031,16194 1031,16220 1031,16247 1031,16273 1031,16300 1031,16326 1031,16352 1031,16379 1031,16405 1031,16432 1031,16458 1031,16485 1031,16511 1031,16538 1031,16564 1031,16591 1031,16617 1031,16644 1031,16670 1031,16696 1031,16723 1031,16749 1031,16776 1031,16802 1031,16829 1031,16855 1031,16882 1031,16908 1031,16935 1031,16961 1031,16988 1031,17014 1031,17040 1031,17067 1031,17093 1031,17120 1031,17146 1031,17173 1031,17199 1031,17226 1031,17252 1031,17279 1031,17305 1031,17331 1031,17358 1031,17384 1031,17411 1031,17437 1031,17464 1031,17490 1031,17517 1031,17543 1031,17570 1031,17596 1031,17623 1031,17649 1031,17675 1031,17702 1031,17728 1031,17755 1031,17781 1031,17808 1031,17834 1031,17861 1031,17887 1031,17914 1031,17940 1031,17967 1031,17993 1031,18019 1031,18046 1031,18072 1031,18099 1031,18125 1031,18152 1031,18178 1031,18205 1031,18231 1031,18258 1031,18284 1031,18311 1031,18337 1031,18363 1031,18390 1031,18416 1031,18443 1031,18469 1031,18496 1031,18522 1031,18549 1031,18575 1031,18602 1031,18628 1031,18655 1031,18681 1031,18707 1031,18734 1031,18760 1031,18787 1031,18813 1031,18840 1031,18866 1031,18893 1031,18919 1031,18946 1031,18972 1031,18999 1031,19025 1031,19051 1031,19078 1031,19104 1031,19131 1031,19157 1031,19184 1031,19210 1031,19237 1031,19263 1031,19290 1031,19316 1031,19343 1031,19369 1031,19395 1031,19422 1031,19448 1031,19475 1031,19501 1031,19528 1031,19554 1031,19581 1031,19607 1031,19634 1031,19660 1031,19687 1031,19713 1031,19739 1031,19766 1031,19792 1031,19819 1031,19845 1031,19872 1031,19898 1031,19925 1031,19951 1031,19978 1031,20004 1031,20031 1031,20057 1031,20083 1031,20110 1031,20136 1031,20163 1031,20189 1031,20216 1031,20242 1031,20269 1031,20295 1031,20322 1031,20348 1031,20375 1031,20401 1031,20427 1031,20454 1031,20480 1031,20507 1031,20533 1031,20560 1031,20586 1031,20613 1031,20639 1031,20666 1031,20692 1031,20719 1031,20745 1031,20771 1031,20798 1031,20824 1031,20851 1031,20877 1031,20904 1031,20930 1031,20957 1031,20983 1031,21010 1031,21036 1031,21063 1031,21089 1031,21115 1031,21142 1031,21168 1031,21195 1031,21221 1031,21248 1031,21274 1031,21301 1031,21327 1031,21354 1031,21380 1031,21407 1031,21433 1031,21459 1031,21486 1031,21512 1031,21539 1031,21565 1031,21592 1031,21618 1031,21645 1031,21671 1031,21698 1031,21724 1031,21750 1031,21777 1031,21803 1031,21830 1031,21856 1031,21883 1031,21909 1031,21936 1031,21962 1031,21989 1031,22015 1031,22042 1031,22068 1031,22094 1031,22121 1031,22147 1031,22174 1031,22200 1031,22227 1031,22253 1031,22280 1031,22306 1031,22333 1031,22359 1031,22386 1031,22412 1031,22438 1031,22465 1031,22491 1031,22518 1031,22544 1031,22571 1031,22597 1031,22624 1031,22650 1031,22677 1031,22703 1031,22730 1031,22756 1031,22782 1031,22809 1031,22835 1031,22862 1031,22888 1031,22915 1031,22941 1031,22968 1031,22994 1031,23021 1031,23047 1031,23074 1031,23100 1031,23126 1031,23153 1031,23179 1031,23206 1031,23232 1031,23259 1031,23285 1031,23312 1031,23338 1031,23365 1031,23391 1031,23418 1031,23444 1031,23470 1031,23497 1031,23523 1031,23550 1031,23576 1031,23603 1031,23629 1031,23656 1031,23682 1031,23709 1031,23735 1031,23762 1031,23788 1031,23814 1031,23841 1031,23867 1031,23894 1031,23920 1031,23947 1031,23973 1031,24000 1031,24026 1031,24053 1031,24079 1031,24106 1031,24132 1031,24158 1031,24185 1031,24211 1031,24238 1031,24264 1031,24291 1031,24317 1031,24344 1031,24370 1031,24397 1031,24423 1031,24450 1031,24476 1031,24502 1031,24529 1031,24555 1031,24582 1031,24608 1031,24635 1031,24661 1031,24688 1031,24714 1031,24741 1031,24767 1031,24794 1031,24820 1031,24846 1031,24873 1031,24899 1031,24926 1031,24952 1031,24979 1031,25005 1031,25032 1031,25058 1031,25085 1031,25111 1031,25138 1031,25164 1031,25190 1031,25217 1031,25243 1031,25270 1031,25296 1031,25323 1031,25349 1031,25376 1031,25402 1031,25429 1031,25455 1031,25482 1031,25508 1031,25534 1031,25561 1031,25587 1031,25614 1031,25640 1031,25667 1031,25693 1031,25720 1031,25746 26,25773 17755,25773 13415,25746 13415,25720 13415,25693 13415,25667 13415,25640 16802,25614 16802,25587 16935,25561 16935,25534 16935,25508 16882,25482 16882,25455 16882,25429 16882,25402 16882,25376 16882,25349 16882,25323 13415,25296 13415,25270 13415,25243 13415,25217 13415,25190 13415,25164 13415,25138 13415,25111 13415,25085 13415,25058 13415,25032 13415,25005 13415,24979 13415,24952 13415,24926 13415,24899 13415,24873 13415,24846 13415,24820 13415,24794 15162,24767 15188,24741 16538,24714 16564,24688 16564,24661 16564,24635 16564,24608 16538,24582 16538,24555 16538,24529 16194,24502 16167,24476 13415,24450 13415,24423 13415,24397 13415,24370 13415,24344 13415,24317 13415,24291 13415,24264 13415,24238 13415,24211 13415,24185 13415,24158 13415,24132 13415,24106 13415,24079 13415,24053 13415,24026 13415,24000 13415,23973 13415,23947 13442,23920 13468,23894 13495,23867 13495,23841 13495,23814 13495,23788 13495,23762 13495,23735 13495,23709 13415,23682 13415,23656 13415,23629 13415,23603 13415,23576 13415,23550 13415,23523 13415,23497 13415,23470 13415,23444 13415,23418 13415,23391 13415,23365 13415,23338 13415,23312 13415,23285 13415,23259 13415,23232 13415,23206 13415,23179 13415,23153 13415,23126 13415,23100 13415,23074 13415,23047 13415,23021 13415,22994 13415,22968 13415,22941 13415,22915 13415,22888 13415,22862 13415,22835 13415,22809 13415,22782 13415,22756 13415,22730 13415,22703 13415,22677 13415,22650 13415,22624 13415,22597 13415,22571 13415,22544 13415,22518 13415,22491 13415,22465 13415,22438 13415,22412 13415,22386 13415,22359 13415,22333 13415,22306 13415,22280 13415,22253 13415,22227 13415,22200 13415,22174 13415,22147 13680,22121 13706,22094 13706,22068 13706,22042 13706,22015 13706,21989 13706,21962 13680,21936 13415,21909 13415,21883 13415,21856 13415,21830 13415,21803 13415,21777 13415,21750 13415,21724 13415,21698 13415,21671 13415,21645 13415,21618 13415,21592 13415,21565 13415,21539 13415,21512 13415,21486 13415,21459 13415,21433 13415,21407 13415,21380 13415,21354 13415,21327 13415,21301 13415,21274 13415,21248 13415,21221 13415,21195 13415,21168 13415,21142 13415,21115 13415,21089 13415,21063 13415,21036 13415,21010 13415,20983 13415,20957 13415,20930 13415,20904 13415,20877 13415,20851 13415,20824 13415,20798 13415,20771 13415,20745 13415,20719 13415,20692 13415,20666 13415,20639 13415,20613 13415,20586 13415,20560 13415,20533 13415,20507 13415,20480 13415,20454 13415,20427 13415,20401 13415,20375 13415,20348 13415,20322 13415,20295 13415,20269 13415,20242 13415,20216 13415,20189 13415,20163 13415,20136 13415,20110 13415,20083 13415,20057 13415,20031 13415,20004 13415,19978 13415,19951 13415,19925 13415,19898 13415,19872 13415,19845 13415,19819 13415,19792 13415,19766 13415,19739 13415,19713 13415,19687 13415,19660 13415,19634 13415,19607 13415,19581 13415,19554 13680,19528 13706,19501 13706,19475 13706,19448 13706,19422 13706,19395 13706,19369 13680,19343 13415,19316 13415,19290 13415,19263 13415,19237 13415,19210 13415,19184 13415,19157 13415,19131 13415,19104 13415,19078 13415,19051 13415,19025 13415,18999 13415,18972 13415,18946 13415,18919 13415,18893 13415,18866 13415,18840 13415,18813 13415,18787 13415,18760 13415,18734 13415,18707 13415,18681 13415,18655 13415,18628 13415,18602 13415,18575 13415,18549 13415,18522 13415,18496 13415,18469 13415,18443 13415,18416 13415,18390 13415,18363 13415,18337 13415,18311 13415,18284 13415,18258 13415,18231 13415,18205 13415,18178 13415,18152 13415,18125 13415,18099 13415,18072 13415,18046 13415,18019 13415,17993 13415,17967 13415,17940 13415,17914 13415,17887 13415,17861 13415,17834 13415,17808 13415,17781 13415,17755 13415,17728 13415,17702 13415,17675 13415,17649 13415,17623 13415,17596 13415,17570 13415,17543 13415,17517 13415,17490 13415,17464 13415,17437 13415,17411 13415,17384 13415,17358 13415,17331 13415,17305 13415,17279 13415,17252 13415,17226 13415,17199 13415,17173 13415,17146 13415,17120 13415,17093 13415,17067 13415,17040 13415,17014 13415,16988 13415,16961 13415,16935 13415,16908 13415,16882 13415,16855 13415,16829 13415,16802 13415,16776 13415,16749 13415,16723 13415,16696 13415,16670 13415,16644 13415,16617 13415,16591 13415,16564 13415,16538 13415,16511 13415,16485 13415,16458 13415,16432 13415,16405 13415,16379 13415,16352 13415,16326 13415,16300 13415,16273 13415,16247 13415,16220 13415,16194 13415,16167 13415,16141 13415,16114 13415,16088 13415,16061 13415,16035 13415,16008 13415,15982 13415,15956 13415,15929 13415,15903 13415,15876 13415,15850 13415,15823 13415,15797 13415,15770 13415,15744 13415,15717 13415,15691 13415,15664 13415,15638 13415,15612 13415,15585 13415,15559 13415,15532 13415,15506 13415,15479 13415,15453 13415,15426 13415,15400 13415,15373 13415,15347 13415,15320 13415,15294 13415,15268 13415,15241 13415,15215 13415,15188 13415,15162 13415,15135 13415,15109 13415,15082 13415,15056 13415,15029 13415,15003 13415,14976 13415,14950 13415,14924 13415,14897 13415,14871 13415,14844 13415,14818 13415,14791 13415,14765 13415,14738 13415,14712 13415,14685 13415,14659 13415,14632 13415,14606 13415,14580 13415,14553 13415,14527 13415,14500 13415,14474 13415,14447 13415,14421 13415,14394 13415,14368 13415,14341 13415,14315 13415,14288 13415,14262 13415,14236 13415,14209 13415,14183 13415,14156 13415,14130 13415,14103 13415,14077 13415,14050 13415,14024 13415,13997 13415,13971 13415,13944 13415,13918 13415,13892 13415,13865 13415,13839 13415,13812 13415,13786 13415,13759 13415,13733 13415,13706 13415,13680 13415,13653 13415,13627 13415,13600 13415,13574 13415,13548 13415,13521 13415,13495 13415,13468 13415,13442 13415,13415 13415,13389 13415,13362 13415,13336 13415,13309 13415,13283 13415,13256 13415,13230 13415,13204 13415,13177 13415,13151 13415,13124 13415,13098 13415,13071 13415,13045 13415,13018 13415,12992 13415,12965 13415,12939 13415,12913 13415,12886 13415,12860 13415,12833 13415,12807 13415,12780 13415,12754 13415,12727 13415,12701 13415,12674 13415,12648 13415,12621 13415,12595 13415,12569 13415,12542 13415,12516 13415,12489 13415,12463 13415,12436 13415,12410 13415,12383 13415,12357 13415,12330 13415,12304 13415,12277 13415,12251 13415,12225 13415,12198 13415,12172 13415,12145 13415,12119 13415,12092 13415,12066 13415,12039 13415,12013 13415,11986 13415,11960 13415,11933 13415,11907 13415,11881 13415,11854 13415,11828 13415,11801 13415,11775 13415,11748 13415,11722 13415,11695 13415,11669 13415,11642 13415,11616 13415,11589 13415,11563 13415,11537 13415,11510 13415,11484 13415,11457 13415,11431 13415,11404 13415,11378 13415,11351 13415,11325 13415,11298 13415,11272 13415,11245 13415,11219 13415,11193 13415,11166 13415,11140 13415,11113 13415,11087 13415,11060 13415,11034 13415,11007 13415,10981 13415,10954 13415,10928 13415,10901 13415,10875 13415,10849 13415,10822 13415,10796 13415,10769 13415,10743 13415,10716 13415,10690 13415,10663 13415,10637 13415,10610 13415,10584 13415,10557 13415,10531 13415,10505 13415,10478 13415,10452 13415,10425 13415,10399 13415,10372 13415,10346 13415,10319 13415,10293 13415,10266 13415,10240 13415,10213 13415,10187 13415,10161 13415,10134 13415,10108 13415,10081 13415,10055 13415,10028 13415,10002 13415,9975 13415,9949 13415,9922 13415,9896 13415,9869 13415,9843 13415,9817 13415,9790 13415,9764 13415,9737 13415,9711 13415,9684 13415,9658 13415,9631 13415,9605 13415,9578 13415,9552 13415,9525 13415,9499 13415,9473 13415,9446 13415,9420 13415,9393 13415,9367 13415,9340 13415,9314 13415,9287 13415,9261 13415,9234 13415,9208 13415,9181 13415,9155 13415,9129 13415,9102 13415,9076 13415,9049 13415,9023 13415,8996 13415,8970 13415,8943 13415,8917 13415,8890 13415,8864 13415,8837 13415,8811 13415,8785 13415,8758 13415,8732 13415,8705 13415,8679 13415,8652 13415,8626 13415,8599 13415,8573 13415,8546 13415,8520 13415,8494 13415,8467 13415,8441 13415,8414 13415,8388 13415,8361 13415,8335 13415,8308 13415,8282 13415,8255 13415,8229 13415,8202 13415,8176 13415,8150 13415,8123 13415,8097 13415,8070 13415,8044 13415,8017 13415,7991 13415,7964 13415,7938 13415,7911 13415,7885 13415,7858 13415,7832 13415,7806 13415,7779 13415,7753 13415,7726 13415,7700 13415,7673 13415,7647 13415,7620 13415,7594 13415,7567 13415,7541 13415,7514 13415,7488 13415,7462 13415,7435 13415,7409 13415,7382 13415,7356 13415,7329 13415,7303 13415,7276 13415,7250 13415,7223 13415,7197 13415,7170 13415,7144 13415,7118 13415,7091 13415,7065 13415,7038 13415,7012 13415,6985 13415,6959 13415,6932 13415,6906 13415,6879 13415,6853 13415,6826 13415,6800 13415,6774 13415,6747 13415,6721 13415,6694 13415,6668 13415,6641 13415,6615 13415,6588 13415,6562 13415,6535 13415,6509 13415,6482 13415,6456 13415,6430 13415,6403 13415,6377 13415,6350 13415,6324 13415,6297 13415,6271 13415,6244 13415,6218 13415,6191 13415,6165 13415,6138 13415,6112 13415,6086 13415,6059 13415,6033 13415,6006 13415,5980 13415,5953 13415,5927 13415,5900 13415,5874 13415,5847 13415,5821 13415,5794 13415,5768 13415,5742 13415,5715 13415,5689 13415,5662 13415,5636 13415,5609 13415,5583 13415,5556 13415,5530 13415,5503 13415,5477 13415,5450 13415,5424 13415,5398 13415,5371 13415,5345 13415,5318 13415,5292 13415,5265 13415,5239 13415,5212 13415,5186 13415,5159 13415,5133 13415,5106 13415,5080 13415,5054 13415,5027 13415,5001 13415,4974 13415,4948 13415,4921 13415,4895 13415,4868 13415,4842 13415,4815 13415,4789 13415,4762 13415,4736 13415,4710 13415,4683 13415,4657 13415,4630 13415,4604 13415,4577 13415,4551 13415,4524 13415,4498 13415,4471 13415,4445 13415,4418 13415,4392 13415,4366 13415,4339 13415,4313 13415,4286 13415,4260 13415,4233 13415,4207 13415,4180 13415,4154 13415,4127 13415,4101 13415,4075 13415,4048 13415,4022 13415,3995 13415,3969 13415,3942 13415,3916 13415,3889 13415,3863 13415,3836 13415,3810 13415,3783 13415,3757 13415,3731 13415,3704 13415,3678 13415,3651 13415,3625 13415,3598 13415,3572 13415,3545 13415,3519 13415,3492 13415,3466 13415,3439 13415,3413 13415,3387 13415,3360 13415,3334 13415,3307 13415,3281 13415,3254 13415,3228 13415,3201 13415,3175 13415,3148 13415,3122 13415,3095 13415,3069 13415,3043 13415,3016 13415,2990 13415,2963 13415,2937 13415,2910 13415,2884 13415,2857 13415,2831 13415,2804 13415,2778 13415,2751 13415,2725 13415,2699 13415,2672 13415,2646 13415,2619 13415,2593 13415,2566 13415,2540 13415,2513 13415,2487 13415,2460 13415,2434 13415,2407 13415,2381 13415,2355 13415,2328 13415,2302 13415,2275 13415,2249 13415,2222 13415,2196 13415,2169 13415,2143 13415,2116 13415,2090 13415,2063 13415,2037 13415,2011 13415,1984 13415,1958 13415,1931 13415,1905 13415,1878 13415,1852 13415,1825 13415,1799 13415,1772 13415,1746 13415,1719 13415,1693 13415,1667 13415,1640 13415,1614 13415,1587 13415,1561 13415,1534 13415,1508 13415,1481 13442,1455 13468,1428 13468,1402 13495,1375 13495,1349 13495,1323 13495,1296 13495,1270 13495,1243 13415,1217 13415,1190 13415,1164 13415,1137 13415,1111 13415,1084 13415,1058 13415,1031 13415,1005 13415,979 13415,952 13415,926 13415,899 13415,873 13415,846 13415,820 13415,793 17755,767 17755,740 17755,714 17729,687 17729,661 17755,635 17755,608 17755,582 17755,555 17755,529 17755,502 17464,476 17755,449 17755,423 17755,396 17755,370 17755,343 17570,317 17570,291 17676,264 17755,238 17755,211 17755,185 16855,158 17755,132 17755,105 17755,79 17755,26" draw:recreate-on-edit="true"/></draw:frame><text:span text:style-name="Default_20_Paragraph_20_Font"><text:span text:style-name="T25"/></text:span></text:p>
      <text:p text:style-name="P18">6<text:tab/>Risk analysis</text:p>
      <text:p text:style-name="P16"/>
      <text:p text:style-name="P13">6.1<text:tab/>Personnel risks</text:p>
      <table:table table:name="Table3" table:style-name="Table3">
        <table:table-column table:style-name="Table3.A" table:number-columns-repeated="4"/>
        <table:table-row table:style-name="Table3.1">
          <table:table-cell table:style-name="Table3.A1" office:value-type="string">
            <text:p text:style-name="P17">Risk Event</text:p>
          </table:table-cell>
          <table:table-cell table:style-name="Table3.A1" office:value-type="string">
            <text:p text:style-name="P17">Risk Level</text:p>
          </table:table-cell>
          <table:table-cell table:style-name="Table3.A1" office:value-type="string">
            <text:p text:style-name="P17">Prevention Methods</text:p>
          </table:table-cell>
          <table:table-cell table:style-name="Table3.A1" office:value-type="string">
            <text:p text:style-name="P17">Alternative Procedure</text:p>
          </table:table-cell>
        </table:table-row>
        <table:table-row table:style-name="Table3.2">
          <table:table-cell table:style-name="Table3.A1" office:value-type="string">
            <text:p text:style-name="P17">People abandon project or become ill.</text:p>
          </table:table-cell>
          <table:table-cell table:style-name="Table3.B2" office:value-type="string">
            <text:p text:style-name="P17">Medium</text:p>
          </table:table-cell>
          <table:table-cell table:style-name="Table3.A1" office:value-type="string">
            <text:p text:style-name="P17">Discuss with team the repercussions of abandoning the project and the correct way to alert the team to any illnesses or sudden absences.</text:p>
          </table:table-cell>
          <table:table-cell table:style-name="Table3.A1" office:value-type="string">
            <text:p text:style-name="P17">Delegate work to other members of the team.</text:p>
          </table:table-cell>
        </table:table-row>
        <table:table-row table:style-name="Table3.3">
          <table:table-cell table:style-name="Table3.A1" office:value-type="string">
            <text:p text:style-name="P17">Unable to meet deadlines.</text:p>
          </table:table-cell>
          <table:table-cell table:style-name="Table3.B2" office:value-type="string">
            <text:p text:style-name="P17">Medium</text:p>
          </table:table-cell>
          <table:table-cell table:style-name="Table3.A1" office:value-type="string">
            <text:p text:style-name="P17">Make and keep to the project schedule.</text:p>
          </table:table-cell>
          <table:table-cell table:style-name="Table3.A1" office:value-type="string">
            <text:p text:style-name="P17">Enquire about extensions for the particular deadline.</text:p>
          </table:table-cell>
        </table:table-row>
        <table:table-row table:style-name="Table3.4">
          <table:table-cell table:style-name="Table3.A1" office:value-type="string">
            <text:p text:style-name="P17">Lack of knowledge on necessary topics.</text:p>
          </table:table-cell>
          <table:table-cell table:style-name="Table3.B4" office:value-type="string">
            <text:p text:style-name="P17">Low</text:p>
          </table:table-cell>
          <table:table-cell table:style-name="Table3.A1" office:value-type="string">
            <text:p text:style-name="P17">Do more research on topic.</text:p>
          </table:table-cell>
          <table:table-cell table:style-name="Table3.A1" office:value-type="string">
            <text:p text:style-name="P17">Utilize team members correctly.</text:p>
          </table:table-cell>
        </table:table-row>
        <table:table-row table:style-name="Table3.3">
          <table:table-cell table:style-name="Table3.A1" office:value-type="string">
            <text:p text:style-name="P17">Human Error.</text:p>
          </table:table-cell>
          <table:table-cell table:style-name="Table3.B5" office:value-type="string">
            <text:p text:style-name="P17">High</text:p>
          </table:table-cell>
          <table:table-cell table:style-name="Table3.A1" office:value-type="string">
            <text:p text:style-name="P17">Team members proof-read each other’s work.</text:p>
          </table:table-cell>
          <table:table-cell table:style-name="Table3.A1" office:value-type="string">
            <text:p text:style-name="P17">Test all work to stamp out mistakes.</text:p>
          </table:table-cell>
        </table:table-row>
        <table:table-row table:style-name="Table3.6">
          <table:table-cell table:style-name="Table3.A1" office:value-type="string">
            <text:p text:style-name="P17">Implementation does not work as expected by client.</text:p>
          </table:table-cell>
          <table:table-cell table:style-name="Table3.B4" office:value-type="string">
            <text:p text:style-name="P17">Low</text:p>
          </table:table-cell>
          <table:table-cell table:style-name="Table3.A1" office:value-type="string">
            <text:p text:style-name="P17">Keep to the specification.</text:p>
          </table:table-cell>
          <table:table-cell table:style-name="Table3.A1" office:value-type="string">
            <text:p text:style-name="P17">Change the project as necessary.</text:p>
          </table:table-cell>
        </table:table-row>
        <table:table-row table:style-name="Table3.7">
          <table:table-cell table:style-name="Table3.A1" office:value-type="string">
            <text:p text:style-name="P17">Requirement change.</text:p>
          </table:table-cell>
          <table:table-cell table:style-name="Table3.B4" office:value-type="string">
            <text:p text:style-name="P17">Low</text:p>
          </table:table-cell>
          <table:table-cell table:style-name="Table3.A1" office:value-type="string">
            <text:p text:style-name="P17">Keep in regular contact with the client, to be prepared for changes.</text:p>
          </table:table-cell>
          <table:table-cell table:style-name="Table3.A1" office:value-type="string">
            <text:p text:style-name="P17">Change work to fit the new requirements.</text:p>
          </table:table-cell>
        </table:table-row>
        <table:table-row table:style-name="Table3.8">
          <table:table-cell table:style-name="Table3.A1" office:value-type="string">
            <text:p text:style-name="P17">Shortage of personnel on particular tasks.</text:p>
          </table:table-cell>
          <table:table-cell table:style-name="Table3.B2" office:value-type="string">
            <text:p text:style-name="P17">Medium</text:p>
          </table:table-cell>
          <table:table-cell table:style-name="Table3.A1" office:value-type="string">
            <text:p text:style-name="P17">Ensure team availability.</text:p>
          </table:table-cell>
          <table:table-cell table:style-name="Table3.A1" office:value-type="string">
            <text:p text:style-name="P17">Assign more members to a tasks possibly postponing others until the urgent task is complete.</text:p>
          </table:table-cell>
        </table:table-row>
        <table:table-row table:style-name="Table3.2">
          <table:table-cell table:style-name="Table3.A1" office:value-type="string">
            <text:p text:style-name="P17">Disagreement between team members or lack of collaboration.</text:p>
          </table:table-cell>
          <table:table-cell table:style-name="Table3.B2" office:value-type="string">
            <text:p text:style-name="P17">Medium</text:p>
          </table:table-cell>
          <table:table-cell table:style-name="Table3.A1" office:value-type="string">
            <text:p text:style-name="P17">Ensure the team members know how the implementation of the project will be carried out and with what tools, this removes the need for disagreements.</text:p>
          </table:table-cell>
          <table:table-cell table:style-name="Table3.A1" office:value-type="string">
            <text:p text:style-name="P17">Discuss with management the best course of disciplinary action.</text:p>
          </table:table-cell>
        </table:table-row>
        <text:soft-page-break/>
        <table:table-row table:style-name="Table3.10">
          <table:table-cell table:style-name="Table3.A1" office:value-type="string">
            <text:p text:style-name="P17">Failure in commitment.</text:p>
          </table:table-cell>
          <table:table-cell table:style-name="Table3.B2" office:value-type="string">
            <text:p text:style-name="P17">Medium</text:p>
          </table:table-cell>
          <table:table-cell table:style-name="Table3.A1" office:value-type="string">
            <text:p text:style-name="P17">Ensure the team understands there are repercussions for failing to commit to the project.</text:p>
          </table:table-cell>
          <table:table-cell table:style-name="Table3.A1" office:value-type="string">
            <text:p text:style-name="P17">Disciplinary action.</text:p>
          </table:table-cell>
        </table:table-row>
        <table:table-row table:style-name="Table3.11">
          <table:table-cell table:style-name="Table3.A1" office:value-type="string">
            <text:p text:style-name="P17">Failure in management.</text:p>
          </table:table-cell>
          <table:table-cell table:style-name="Table3.B4" office:value-type="string">
            <text:p text:style-name="P17">Low</text:p>
          </table:table-cell>
          <table:table-cell table:style-name="Table3.A1" office:value-type="string">
            <text:p text:style-name="P17">Discuss with the group leader about worries over their management style and how they may be improved.</text:p>
          </table:table-cell>
          <table:table-cell table:style-name="Table3.A1" office:value-type="string">
            <text:p text:style-name="P17">Disciplinary action. If such failure continues, suggest a change in leadership.</text:p>
          </table:table-cell>
        </table:table-row>
      </table:table>
      <text:p text:style-name="P13">6.2<text:tab/>Documentation Risks</text:p>
      <text:p text:style-name="P16"/>
      <table:table table:name="Table4" table:style-name="Table4">
        <table:table-column table:style-name="Table4.A" table:number-columns-repeated="4"/>
        <table:table-row>
          <table:table-cell table:style-name="Table4.A1" office:value-type="string">
            <text:p text:style-name="P17">Risk Event</text:p>
          </table:table-cell>
          <table:table-cell table:style-name="Table4.A1" office:value-type="string">
            <text:p text:style-name="P17">Risk Level</text:p>
          </table:table-cell>
          <table:table-cell table:style-name="Table4.A1" office:value-type="string">
            <text:p text:style-name="P17">Prevention Method</text:p>
          </table:table-cell>
          <table:table-cell table:style-name="Table4.A1" office:value-type="string">
            <text:p text:style-name="P17">Alternative procedure</text:p>
          </table:table-cell>
        </table:table-row>
        <table:table-row>
          <table:table-cell table:style-name="Table4.A1" office:value-type="string">
            <text:p text:style-name="P17">Documentation late or of poor quality.</text:p>
          </table:table-cell>
          <table:table-cell table:style-name="Table4.B2" office:value-type="string">
            <text:p text:style-name="P17">Low</text:p>
          </table:table-cell>
          <table:table-cell table:style-name="Table4.A1" office:value-type="string">
            <text:p text:style-name="P17">Team members to proof-read each other’s work to ensure high quality in all documentation.</text:p>
          </table:table-cell>
          <table:table-cell table:style-name="Table4.A1" office:value-type="string">
            <text:p text:style-name="P17">Re-submit any documentation that is not to the specifications standard.</text:p>
          </table:table-cell>
        </table:table-row>
        <table:table-row>
          <table:table-cell table:style-name="Table4.A1" office:value-type="string">
            <text:p text:style-name="P17">Lack of analysis.</text:p>
          </table:table-cell>
          <table:table-cell table:style-name="Table4.B2" office:value-type="string">
            <text:p text:style-name="P17">Low</text:p>
          </table:table-cell>
          <table:table-cell table:style-name="Table4.A1" office:value-type="string">
            <text:p text:style-name="P17">Plan all steps of the project in detail allowing large spaces of time to be dedicated to analysis.</text:p>
          </table:table-cell>
          <table:table-cell table:style-name="Table4.A1" office:value-type="string">
            <text:p text:style-name="P17">Arrange a group meeting specifically for analysis and design so we may step back and look at the specification again.</text:p>
          </table:table-cell>
        </table:table-row>
        <table:table-row>
          <table:table-cell table:style-name="Table4.A1" office:value-type="string">
            <text:p text:style-name="P17">Unrealistic schedule.</text:p>
          </table:table-cell>
          <table:table-cell table:style-name="Table4.B4" office:value-type="string">
            <text:p text:style-name="P17">High</text:p>
          </table:table-cell>
          <table:table-cell table:style-name="Table4.A1" office:value-type="string">
            <text:p text:style-name="P17">Make the schedule as a team so we all agree on the time slots and how long tasks will take.</text:p>
          </table:table-cell>
          <table:table-cell table:style-name="Table4.A1" office:value-type="string">
            <text:p text:style-name="P17">Meet as a team to re-design the schedule to a more realistic standard.</text:p>
          </table:table-cell>
        </table:table-row>
        <table:table-row>
          <table:table-cell table:style-name="Table4.A1" office:value-type="string">
            <text:p text:style-name="P17">Poor definition of requirements.</text:p>
          </table:table-cell>
          <table:table-cell table:style-name="Table4.B5" office:value-type="string">
            <text:p text:style-name="P17">Medium</text:p>
          </table:table-cell>
          <table:table-cell table:style-name="Table4.A1" office:value-type="string">
            <text:p text:style-name="P17">Remain in regular contact with the client to get a better understanding on what the client is asking for.</text:p>
          </table:table-cell>
          <table:table-cell table:style-name="Table4.A1" office:value-type="string">
            <text:p text:style-name="P17">Gain constant feedback on work from the client so any changes necessary can be carried out as soon as possible.</text:p>
          </table:table-cell>
        </table:table-row>
      </table:table>
      <text:p text:style-name="P11"/>
      <text:p text:style-name="P11"/>
      <text:p text:style-name="P13">6.3<text:tab/>Code Risks</text:p>
      <text:p text:style-name="P16"/>
      <table:table table:name="Table5" table:style-name="Table5">
        <table:table-column table:style-name="Table5.A" table:number-columns-repeated="4"/>
        <table:table-row>
          <table:table-cell table:style-name="Table5.A1" office:value-type="string">
            <text:p text:style-name="P17">Risk event</text:p>
          </table:table-cell>
          <table:table-cell table:style-name="Table5.A1" office:value-type="string">
            <text:p text:style-name="P17">Risk level</text:p>
          </table:table-cell>
          <table:table-cell table:style-name="Table5.A1" office:value-type="string">
            <text:p text:style-name="P17">Prevention method</text:p>
          </table:table-cell>
          <table:table-cell table:style-name="Table5.A1" office:value-type="string">
            <text:p text:style-name="P17">Alternative procedure</text:p>
          </table:table-cell>
        </table:table-row>
        <table:table-row>
          <table:table-cell table:style-name="Table5.A1" office:value-type="string">
            <text:p text:style-name="P17">Repository failure.</text:p>
          </table:table-cell>
          <table:table-cell table:style-name="Table5.B2" office:value-type="string">
            <text:p text:style-name="P17">Low</text:p>
          </table:table-cell>
          <table:table-cell table:style-name="Table5.A1" office:value-type="string">
            <text:p text:style-name="P17">Back up all work to private <text:soft-page-break/>machines.</text:p>
          </table:table-cell>
          <table:table-cell table:style-name="Table5.A1" office:value-type="string">
            <text:p text:style-name="P17">Continue work from a backed up <text:soft-page-break/>copy.</text:p>
          </table:table-cell>
        </table:table-row>
        <table:table-row>
          <table:table-cell table:style-name="Table5.A1" office:value-type="string">
            <text:p text:style-name="P17">Parts of implementation missing or incomplete.</text:p>
          </table:table-cell>
          <table:table-cell table:style-name="Table5.B3" office:value-type="string">
            <text:p text:style-name="P17">Medium</text:p>
          </table:table-cell>
          <table:table-cell table:style-name="Table5.A1" office:value-type="string">
            <text:p text:style-name="P17">Team members should proof-read each other’s code before submission.</text:p>
          </table:table-cell>
          <table:table-cell table:style-name="Table5.A1" office:value-type="string">
            <text:p text:style-name="P17">Complete or re-create code and the re-submit.</text:p>
          </table:table-cell>
        </table:table-row>
        <table:table-row>
          <table:table-cell table:style-name="Table5.A1" office:value-type="string">
            <text:p text:style-name="P17">Lack of testing.</text:p>
          </table:table-cell>
          <table:table-cell table:style-name="Table5.B4" office:value-type="string">
            <text:p text:style-name="P17">High</text:p>
          </table:table-cell>
          <table:table-cell table:style-name="Table5.A1" office:value-type="string">
            <text:p text:style-name="P17">Create a testing schedule that the whole team is happy with to ensure enough testing.</text:p>
          </table:table-cell>
          <table:table-cell table:style-name="Table5.A1" office:value-type="string">
            <text:p text:style-name="P17">Create and complete more tests.</text:p>
          </table:table-cell>
        </table:table-row>
        <table:table-row>
          <table:table-cell table:style-name="Table5.A1" office:value-type="string">
            <text:p text:style-name="P17">Hardware does not work well.</text:p>
          </table:table-cell>
          <table:table-cell table:style-name="Table5.B3" office:value-type="string">
            <text:p text:style-name="P17">Medium</text:p>
          </table:table-cell>
          <table:table-cell table:style-name="Table5.A1" office:value-type="string">
            <text:p text:style-name="P17">Ensure hardware meets specified requirements before use.</text:p>
          </table:table-cell>
          <table:table-cell table:style-name="Table5.A1" office:value-type="string">
            <text:p text:style-name="P17">Use university facilities in place of lesser machines.</text:p>
          </table:table-cell>
        </table:table-row>
      </table:table>
      <text:p text:style-name="P11"/>
      <text:p text:style-name="P11"/>
      <text:p text:style-name="P11"/>
      <text:p text:style-name="P11"/>
      <text:p text:style-name="P11"/>
      <text:p text:style-name="P13">6.4<text:tab/>Legend</text:p>
      <text:p text:style-name="P16"/>
      <table:table table:name="Table6" table:style-name="Table6">
        <table:table-column table:style-name="Table6.A"/>
        <table:table-column table:style-name="Table6.B"/>
        <table:table-column table:style-name="Table6.C"/>
        <table:table-row>
          <table:table-cell table:style-name="Table6.A1" office:value-type="string">
            <text:p text:style-name="P17">Risk Level</text:p>
          </table:table-cell>
          <table:table-cell table:style-name="Table6.A1" office:value-type="string">
            <text:p text:style-name="P17">Colour</text:p>
          </table:table-cell>
          <table:table-cell table:style-name="Table6.A1" office:value-type="string">
            <text:p text:style-name="P17">Meaning</text:p>
          </table:table-cell>
        </table:table-row>
        <table:table-row>
          <table:table-cell table:style-name="Table6.A1" office:value-type="string">
            <text:p text:style-name="P17">Low</text:p>
          </table:table-cell>
          <table:table-cell table:style-name="Table6.B2" office:value-type="string">
            <text:p text:style-name="P17"/>
          </table:table-cell>
          <table:table-cell table:style-name="Table6.A1" office:value-type="string">
            <text:p text:style-name="P17">This is unlikely to be an issue or will be minimal interruption to project events and tasks.</text:p>
          </table:table-cell>
        </table:table-row>
        <table:table-row>
          <table:table-cell table:style-name="Table6.A1" office:value-type="string">
            <text:p text:style-name="P17">Medium</text:p>
          </table:table-cell>
          <table:table-cell table:style-name="Table6.B3" office:value-type="string">
            <text:p text:style-name="P17"/>
          </table:table-cell>
          <table:table-cell table:style-name="Table6.A1" office:value-type="string">
            <text:p text:style-name="P17">Possibility of occurring and may cause significant interruption of project tasks.</text:p>
          </table:table-cell>
        </table:table-row>
        <table:table-row>
          <table:table-cell table:style-name="Table6.A1" office:value-type="string">
            <text:p text:style-name="P17">High</text:p>
          </table:table-cell>
          <table:table-cell table:style-name="Table6.B4" office:value-type="string">
            <text:p text:style-name="P17"/>
          </table:table-cell>
          <table:table-cell table:style-name="Table6.A1" office:value-type="string">
            <text:p text:style-name="P17">Likely to occur and should be the main risks focussed on by the group to prevent.</text:p>
          </table:table-cell>
        </table:table-row>
      </table:table>
      <text:p text:style-name="P11"/>
      <text:h text:style-name="P35" text:outline-level="3">7<text:tab/>Document History</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Version</text:p>
          </table:table-cell>
          <table:table-cell table:style-name="Table7.A1" office:value-type="string">
            <text:p text:style-name="P6">Date</text:p>
          </table:table-cell>
          <table:table-cell table:style-name="Table7.A1" office:value-type="string">
            <text:p text:style-name="P6">Changes made</text:p>
          </table:table-cell>
          <table:table-cell table:style-name="Table7.A1" office:value-type="string">
            <text:p text:style-name="P6">Changed by</text:p>
          </table:table-cell>
        </table:table-row>
        <table:table-row>
          <table:table-cell table:style-name="Table7.A1" office:value-type="string">
            <text:p text:style-name="P6">1.0</text:p>
          </table:table-cell>
          <table:table-cell table:style-name="Table7.A1" office:value-type="string">
            <text:p text:style-name="P6">26/10/14</text:p>
          </table:table-cell>
          <table:table-cell table:style-name="Table7.A1" office:value-type="string">
            <text:p text:style-name="P6">Added front page, table of contents, and introduction</text:p>
          </table:table-cell>
          <table:table-cell table:style-name="Table7.A1" office:value-type="string">
            <text:p text:style-name="P6">Jap55, cac36</text:p>
          </table:table-cell>
        </table:table-row>
        <table:table-row>
          <table:table-cell table:style-name="Table7.A1" office:value-type="string">
            <text:p text:style-name="P6">2.0</text:p>
          </table:table-cell>
          <table:table-cell table:style-name="Table7.A1" office:value-type="string">
            <text:p text:style-name="P6">27/10/14</text:p>
          </table:table-cell>
          <table:table-cell table:style-name="Table7.A1" office:value-type="string">
            <text:p text:style-name="P6">Added Gantt Chart</text:p>
          </table:table-cell>
          <table:table-cell table:style-name="Table7.A1" office:value-type="string">
            <text:p text:style-name="P6">Jap55</text:p>
          </table:table-cell>
        </table:table-row>
        <table:table-row>
          <table:table-cell table:style-name="Table7.A1" office:value-type="string">
            <text:p text:style-name="P6">3.0</text:p>
          </table:table-cell>
          <table:table-cell table:style-name="Table7.A1" office:value-type="string">
            <text:p text:style-name="P6">27/10/14</text:p>
          </table:table-cell>
          <table:table-cell table:style-name="Table7.A1" office:value-type="string">
            <text:p text:style-name="P6">Added Risk Assessment</text:p>
          </table:table-cell>
          <table:table-cell table:style-name="Table7.A1" office:value-type="string">
            <text:p text:style-name="P6">Jap55</text:p>
          </table:table-cell>
        </table:table-row>
        <table:table-row>
          <table:table-cell table:style-name="Table7.A1" office:value-type="string">
            <text:p text:style-name="P6">4.0</text:p>
          </table:table-cell>
          <table:table-cell table:style-name="Table7.A1" office:value-type="string">
            <text:p text:style-name="P6">27/10/1<text:soft-page-break/>4</text:p>
          </table:table-cell>
          <table:table-cell table:style-name="Table7.A1" office:value-type="string">
            <text:p text:style-name="P6">Added Use-Case</text:p>
          </table:table-cell>
          <table:table-cell table:style-name="Table7.A1" office:value-type="string">
            <text:p text:style-name="P6">Jap55</text:p>
          </table:table-cell>
        </table:table-row>
        <table:table-row>
          <table:table-cell table:style-name="Table7.A1" office:value-type="string">
            <text:p text:style-name="P6">5.0</text:p>
          </table:table-cell>
          <table:table-cell table:style-name="Table7.A1" office:value-type="string">
            <text:p text:style-name="P6">27/10/14</text:p>
          </table:table-cell>
          <table:table-cell table:style-name="Table7.A1" office:value-type="string">
            <text:p text:style-name="P6">Added User Interface Design</text:p>
          </table:table-cell>
          <table:table-cell table:style-name="Table7.A1" office:value-type="string">
            <text:p text:style-name="P6">Jap55</text:p>
          </table:table-cell>
        </table:table-row>
        <table:table-row>
          <table:table-cell table:style-name="Table7.A1" office:value-type="string">
            <text:p text:style-name="P6">6.0</text:p>
          </table:table-cell>
          <table:table-cell table:style-name="Table7.A1" office:value-type="string">
            <text:p text:style-name="P6">27/10/14</text:p>
          </table:table-cell>
          <table:table-cell table:style-name="Table7.A1" office:value-type="string">
            <text:p text:style-name="P6">Added Overview</text:p>
          </table:table-cell>
          <table:table-cell table:style-name="Table7.A1" office:value-type="string">
            <text:p text:style-name="P6">Jap55</text:p>
          </table:table-cell>
        </table:table-row>
        <table:table-row>
          <table:table-cell table:style-name="Table7.A1" office:value-type="string">
            <text:p text:style-name="P6">7.0</text:p>
          </table:table-cell>
          <table:table-cell table:style-name="Table7.A1" office:value-type="string">
            <text:p text:style-name="P6">27/10/14</text:p>
          </table:table-cell>
          <table:table-cell table:style-name="Table7.A1" office:value-type="string">
            <text:p text:style-name="P6">Updated table of contents</text:p>
          </table:table-cell>
          <table:table-cell table:style-name="Table7.A1" office:value-type="string">
            <text:p text:style-name="Text_20_body"><text:span text:style-name="Default_20_Paragraph_20_Font"><text:span text:style-name="T1">Jap55</text:span></text:span></text:p>
          </table:table-cell>
        </table:table-row>
        <table:table-row>
          <table:table-cell table:style-name="Table7.A9" office:value-type="string">
            <text:p text:style-name="Text_20_body"><text:span text:style-name="Default_20_Paragraph_20_Font"><text:span text:style-name="T1">8.</text:span></text:span><text:span text:style-name="Default_20_Paragraph_20_Font"><text:span text:style-name="T11">0</text:span></text:span></text:p>
          </table:table-cell>
          <table:table-cell table:style-name="Table7.A9" office:value-type="string">
            <text:p text:style-name="P6">29/10/14</text:p>
          </table:table-cell>
          <table:table-cell table:style-name="Table7.A9" office:value-type="string">
            <text:p text:style-name="P6">Updated Use-Case Diagram and Descriptions</text:p>
          </table:table-cell>
          <table:table-cell table:style-name="Table7.A9" office:value-type="string">
            <text:p text:style-name="Text_20_body"><text:span text:style-name="Default_20_Paragraph_20_Font"><text:span text:style-name="T1">Kpf</text:span></text:span><text:span text:style-name="Default_20_Paragraph_20_Font"><text:span text:style-name="T11"> yta</text:span></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arial" svg:font-family="arial, sans-serif"/>
    <style:font-face style:name="FreeSans" svg:font-family="FreeSans" style:font-family-generic="swiss"/>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Latha" svg:font-family="Latha"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GB" fo:font-style="normal" style:text-underline-style="none" fo:font-weight="normal" style:letter-kerning="true" style:font-name-asian="SimSun" style:font-size-asian="12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GB" fo:font-style="normal" style:text-underline-style="none" fo:font-weight="normal" style:letter-kerning="true" fo:background-color="transparent" style:font-name-asian="SimSun" style:font-size-asian="12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in" fo:margin-bottom="0.0835in" style:contextual-spacing="false" fo:line-height="120%" fo:hyphenation-ladder-count="no-limit"/>
      <style:text-properties fo:hyphenate="false"/>
    </style:style>
    <style:style style:name="Heading_20_1" style:display-name="Heading 1" style:family="paragraph" style:parent-style-name="Standard" style:default-outline-level="1" style:class="text">
      <style:paragraph-properties fo:margin-top="0.1665in" fo:margin-bottom="0in" style:contextual-spacing="false" fo:keep-together="always" fo:hyphenation-ladder-count="no-limit" fo:keep-with-next="always"/>
      <style:text-properties fo:color="#2e74b5" style:font-name="Calibri Light" fo:font-family="'Calibri Light'" style:font-family-generic="swiss" style:font-pitch="variable" fo:font-size="16pt" style:font-size-asian="16pt" style:font-name-complex="F" style:font-family-complex="F" style:font-family-generic-complex="system" style:font-pitch-complex="variable" style:font-size-complex="16pt" fo:hyphenate="false"/>
    </style:style>
    <style:style style:name="Heading_20_2" style:display-name="Heading 2" style:family="paragraph" style:parent-style-name="Standard" style:default-outline-level="2" style:class="text">
      <style:paragraph-properties fo:margin-top="0.028in" fo:margin-bottom="0in" style:contextual-spacing="false" fo:keep-together="always" fo:hyphenation-ladder-count="no-limit" fo:keep-with-next="always"/>
      <style:text-properties fo:color="#2e74b5" style:font-name="Calibri Light" fo:font-family="'Calibri Light'" style:font-family-generic="swiss" style:font-pitch="variable" fo:font-size="13pt" style:font-size-asian="13pt" style:font-name-complex="F" style:font-family-complex="F" style:font-family-generic-complex="system" style:font-pitch-complex="variable" style:font-size-complex="13pt" fo:hyphenate="false"/>
    </style:style>
    <style:style style:name="Heading_20_3" style:display-name="Heading 3" style:family="paragraph" style:parent-style-name="Standard" style:default-outline-level="3" style:class="text">
      <style:paragraph-properties fo:margin-top="0.028in" fo:margin-bottom="0in" style:contextual-spacing="false" fo:keep-together="always" fo:hyphenation-ladder-count="no-limit" fo:keep-with-next="always"/>
      <style:text-properties fo:color="#1f4d78" style:font-name="Calibri Light" fo:font-family="'Calibri Light'" style:font-family-generic="swiss" style:font-pitch="variable" style:font-name-complex="F" style:font-family-complex="F" style:font-family-generic-complex="system" style:font-pitch-complex="variable" style:font-size-complex="12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3.1339in" style:type="center"/>
          <style:tab-stop style:position="6.2681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1339in" style:type="center"/>
          <style:tab-stop style:position="6.2681in" style:type="right"/>
        </style:tab-stops>
      </style:paragraph-properties>
      <style:text-properties fo:hyphenate="false"/>
    </style:style>
    <style:style style:name="Title" style:family="paragraph" style:parent-style-name="Standard" style:next-style-name="Standard" style:class="chapter">
      <style:paragraph-properties fo:hyphenation-ladder-count="no-limit"/>
      <style:text-properties style:font-name="Calibri Light" fo:font-family="'Calibri Light'" style:font-family-generic="swiss" style:font-pitch="variable" fo:font-size="28pt" fo:letter-spacing="-0.0071in"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style:style>
    <style:style style:name="No_20_Spacing" style:display-name="No Spacing" style:family="paragraph">
      <style:paragraph-properties fo:orphans="2" fo:widows="2" fo:hyphenation-ladder-count="no-limit"/>
      <style:text-properties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3335in" fo:margin-bottom="0in" style:contextual-spacing="false" fo:line-height="115%" fo:hyphenation-ladder-count="no-limit" style:vertical-align="auto"/>
      <style:text-properties fo:color="#365f91" style:font-name="Cambria" fo:font-family="Cambria" style:font-family-generic="roman" style:font-pitch="variable" fo:font-size="14pt" fo:language="en" fo:country="US" fo:font-weight="bold" style:letter-kerning="false" style:font-size-asian="14pt" style:language-asian="ja" style:country-asian="JP" style:font-weight-asian="bold" style:font-name-complex="Latha" style:font-family-complex="Latha" style:font-family-generic-complex="swiss" style:font-pitch-complex="variable" style:font-size-complex="14pt" style:font-weight-complex="bold" fo:hyphenate="tru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line-height="115%" fo:hyphenation-ladder-count="no-limit" fo:text-indent="0in" style:auto-text-indent="false" style:vertical-align="auto">
        <style:tab-stops/>
      </style:paragraph-properties>
      <style:text-properties style:font-name="Calibri" fo:font-family="Calibri" style:font-family-generic="swiss" style:font-pitch="variable" fo:font-size="11pt" fo:language="en" fo:country="US" style:letter-kerning="false" style:font-size-asian="11pt" style:language-asian="ja" style:country-asian="JP" style:font-name-complex="Latha" style:font-family-complex="Latha" style:font-family-generic-complex="swiss" style:font-pitch-complex="variable" fo:hyphenate="true"/>
    </style:style>
    <style:style style:name="Contents_20_1" style:display-name="Contents 1" style:family="paragraph" style:parent-style-name="Standard" style:next-style-name="Standard" style:auto-update="true" style:class="index">
      <style:paragraph-properties fo:margin-top="0in" fo:margin-bottom="0.0693in" style:contextual-spacing="false" fo:line-height="115%" fo:hyphenation-ladder-count="no-limit" style:vertical-align="auto"/>
      <style:text-properties style:font-name="Calibri" fo:font-family="Calibri" style:font-family-generic="swiss" style:font-pitch="variable" fo:font-size="11pt" fo:language="en" fo:country="US" style:letter-kerning="false" style:font-size-asian="11pt" style:language-asian="ja" style:country-asian="JP" style:font-name-complex="Latha" style:font-family-complex="Latha" style:font-family-generic-complex="swiss" style:font-pitch-complex="variable" fo:hyphenate="tru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line-height="115%" fo:hyphenation-ladder-count="no-limit" fo:text-indent="0in" style:auto-text-indent="false" style:vertical-align="auto">
        <style:tab-stops/>
      </style:paragraph-properties>
      <style:text-properties style:font-name="Calibri" fo:font-family="Calibri" style:font-family-generic="swiss" style:font-pitch="variable" fo:font-size="11pt" fo:language="en" fo:country="US" style:letter-kerning="false" style:font-size-asian="11pt" style:language-asian="ja" style:country-asian="JP" style:font-name-complex="Latha" style:font-family-complex="Latha" style:font-family-generic-complex="swiss" style:font-pitch-complex="variable" fo:hyphenate="tru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size-asian="16pt" style:font-name-complex="F" style:font-family-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size-asian="13pt" style:font-name-complex="F" style:font-family-complex="F"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swiss" style:font-pitch="variable" style:font-name-complex="F" style:font-family-complex="F"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color="#00000a"/>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Label_20_2" style:display-name="ListLabel 2" style:family="text">
      <style:text-properties fo:font-weight="normal" style:font-weight-asian="normal" style:font-weight-complex="normal"/>
    </style:style>
    <style:style style:name="ListLabel_20_3" style:display-name="ListLabel 3" style:family="text">
      <style:text-properties fo:color="#00000a"/>
    </style:style>
    <style:style style:name="ListLabel_20_4" style:display-name="ListLabel 4" style:family="text">
      <style:text-properties fo:color="#00000a" fo:font-weight="bold" style:font-weight-asian="bold"/>
    </style:style>
    <style:style style:name="ListLabel_20_5" style:display-name="ListLabel 5" style:family="text">
      <style:text-properties style:text-underline-style="none"/>
    </style:style>
    <style:style style:name="WW_5f_CharLFO5LVL1" style:display-name="WW_CharLFO5LVL1" style:family="text">
      <style:text-properties fo:font-weight="normal" style:font-weight-asian="normal" style:font-weight-complex="normal"/>
    </style:style>
    <style:style style:name="WW_5f_CharLFO6LVL1" style:display-name="WW_CharLFO6LVL1" style:family="text">
      <style:text-properties fo:color="#00000a"/>
    </style:style>
    <style:style style:name="WW_5f_CharLFO6LVL2" style:display-name="WW_CharLFO6LVL2" style:family="text">
      <style:text-properties fo:color="#00000a"/>
    </style:style>
    <style:style style:name="WW_5f_CharLFO6LVL3" style:display-name="WW_CharLFO6LVL3" style:family="text">
      <style:text-properties fo:color="#00000a"/>
    </style:style>
    <style:style style:name="WW_5f_CharLFO6LVL4" style:display-name="WW_CharLFO6LVL4" style:family="text">
      <style:text-properties fo:color="#00000a"/>
    </style:style>
    <style:style style:name="WW_5f_CharLFO6LVL5" style:display-name="WW_CharLFO6LVL5" style:family="text">
      <style:text-properties fo:color="#00000a"/>
    </style:style>
    <style:style style:name="WW_5f_CharLFO6LVL6" style:display-name="WW_CharLFO6LVL6" style:family="text">
      <style:text-properties fo:color="#00000a"/>
    </style:style>
    <style:style style:name="WW_5f_CharLFO6LVL7" style:display-name="WW_CharLFO6LVL7" style:family="text">
      <style:text-properties fo:color="#00000a"/>
    </style:style>
    <style:style style:name="WW_5f_CharLFO6LVL8" style:display-name="WW_CharLFO6LVL8" style:family="text">
      <style:text-properties fo:color="#00000a"/>
    </style:style>
    <style:style style:name="WW_5f_CharLFO6LVL9" style:display-name="WW_CharLFO6LVL9" style:family="text">
      <style:text-properties fo:color="#00000a"/>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fo:color="#00000a" fo:font-weight="bold" style:font-weight-asian="bold"/>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5LV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6LVL1" style:num-format="1">
        <style:list-level-properties/>
      </text:list-level-style-number>
      <text:list-level-style-number text:level="2" text:style-name="WW_5f_CharLFO6LVL2" style:num-format="1" text:display-levels="2">
        <style:list-level-properties/>
      </text:list-level-style-number>
      <text:list-level-style-number text:level="3" text:style-name="WW_5f_CharLFO6LVL3" style:num-format="1" text:display-levels="3">
        <style:list-level-properties/>
      </text:list-level-style-number>
      <text:list-level-style-number text:level="4" text:style-name="WW_5f_CharLFO6LVL4" style:num-format="1" text:display-levels="4">
        <style:list-level-properties/>
      </text:list-level-style-number>
      <text:list-level-style-number text:level="5" text:style-name="WW_5f_CharLFO6LVL5" style:num-format="1" text:display-levels="5">
        <style:list-level-properties/>
      </text:list-level-style-number>
      <text:list-level-style-number text:level="6" text:style-name="WW_5f_CharLFO6LVL6" style:num-format="1" text:display-levels="6">
        <style:list-level-properties/>
      </text:list-level-style-number>
      <text:list-level-style-number text:level="7" text:style-name="WW_5f_CharLFO6LVL7" style:num-format="1" text:display-levels="7">
        <style:list-level-properties/>
      </text:list-level-style-number>
      <text:list-level-style-number text:level="8" text:style-name="WW_5f_CharLFO6LVL8" style:num-format="1" text:display-levels="8">
        <style:list-level-properties/>
      </text:list-level-style-number>
      <text:list-level-style-number text:level="9" text:style-name="WW_5f_CharLFO6LV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style:text-properties style:font-name="Symbol"/>
      </text:list-level-style-bullet>
      <text:list-level-style-number text:level="2" text:style-name="WW_5f_CharLFO7LV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style-bullet>
      <text:list-level-style-bullet text:level="2" text:style-name="WW_5f_CharLFO8LVL2" text:bullet-char="○">
        <style:list-level-properties/>
      </text:list-level-style-bullet>
      <text:list-level-style-bullet text:level="3" text:style-name="WW_5f_CharLFO8LVL3" text:bullet-char="■">
        <style:list-level-properties/>
      </text:list-level-style-bullet>
      <text:list-level-style-bullet text:level="4" text:style-name="WW_5f_CharLFO8LVL4" text:bullet-char="●">
        <style:list-level-properties/>
      </text:list-level-style-bullet>
      <text:list-level-style-bullet text:level="5" text:style-name="WW_5f_CharLFO8LVL5" text:bullet-char="○">
        <style:list-level-properties/>
      </text:list-level-style-bullet>
      <text:list-level-style-bullet text:level="6" text:style-name="WW_5f_CharLFO8LVL6" text:bullet-char="■">
        <style:list-level-properties/>
      </text:list-level-style-bullet>
      <text:list-level-style-bullet text:level="7" text:style-name="WW_5f_CharLFO8LVL7" text:bullet-char="●">
        <style:list-level-properties/>
      </text:list-level-style-bullet>
      <text:list-level-style-bullet text:level="8" text:style-name="WW_5f_CharLFO8LVL8" text:bullet-char="○">
        <style:list-level-properties/>
      </text:list-level-style-bullet>
      <text:list-level-style-bullet text:level="9" text:style-name="WW_5f_CharLFO8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9LVL1" text:bullet-char="●">
        <style:list-level-properties/>
      </text:list-level-style-bullet>
      <text:list-level-style-bullet text:level="2" text:style-name="WW_5f_CharLFO9LVL2" text:bullet-char="○">
        <style:list-level-properties/>
      </text:list-level-style-bullet>
      <text:list-level-style-bullet text:level="3" text:style-name="WW_5f_CharLFO9LVL3" text:bullet-char="■">
        <style:list-level-properties/>
      </text:list-level-style-bullet>
      <text:list-level-style-bullet text:level="4" text:style-name="WW_5f_CharLFO9LVL4" text:bullet-char="●">
        <style:list-level-properties/>
      </text:list-level-style-bullet>
      <text:list-level-style-bullet text:level="5" text:style-name="WW_5f_CharLFO9LVL5" text:bullet-char="○">
        <style:list-level-properties/>
      </text:list-level-style-bullet>
      <text:list-level-style-bullet text:level="6" text:style-name="WW_5f_CharLFO9LVL6" text:bullet-char="■">
        <style:list-level-properties/>
      </text:list-level-style-bullet>
      <text:list-level-style-bullet text:level="7" text:style-name="WW_5f_CharLFO9LVL7" text:bullet-char="●">
        <style:list-level-properties/>
      </text:list-level-style-bullet>
      <text:list-level-style-bullet text:level="8" text:style-name="WW_5f_CharLFO9LVL8" text:bullet-char="○">
        <style:list-level-properties/>
      </text:list-level-style-bullet>
      <text:list-level-style-bullet text:level="9" text:style-name="WW_5f_CharLFO9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style-bullet>
      <text:list-level-style-bullet text:level="2" text:style-name="WW_5f_CharLFO10LVL2" text:bullet-char="○">
        <style:list-level-properties/>
      </text:list-level-style-bullet>
      <text:list-level-style-bullet text:level="3" text:style-name="WW_5f_CharLFO10LVL3" text:bullet-char="■">
        <style:list-level-properties/>
      </text:list-level-style-bullet>
      <text:list-level-style-bullet text:level="4" text:style-name="WW_5f_CharLFO10LVL4" text:bullet-char="●">
        <style:list-level-properties/>
      </text:list-level-style-bullet>
      <text:list-level-style-bullet text:level="5" text:style-name="WW_5f_CharLFO10LVL5" text:bullet-char="○">
        <style:list-level-properties/>
      </text:list-level-style-bullet>
      <text:list-level-style-bullet text:level="6" text:style-name="WW_5f_CharLFO10LVL6" text:bullet-char="■">
        <style:list-level-properties/>
      </text:list-level-style-bullet>
      <text:list-level-style-bullet text:level="7" text:style-name="WW_5f_CharLFO10LVL7" text:bullet-char="●">
        <style:list-level-properties/>
      </text:list-level-style-bullet>
      <text:list-level-style-bullet text:level="8" text:style-name="WW_5f_CharLFO10LVL8" text:bullet-char="○">
        <style:list-level-properties/>
      </text:list-level-style-bullet>
      <text:list-level-style-bullet text:level="9" text:style-name="WW_5f_CharLFO10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style-bullet>
      <text:list-level-style-bullet text:level="2" text:style-name="WW_5f_CharLFO11LVL2" text:bullet-char="○">
        <style:list-level-properties/>
      </text:list-level-style-bullet>
      <text:list-level-style-bullet text:level="3" text:style-name="WW_5f_CharLFO11LVL3" text:bullet-char="■">
        <style:list-level-properties/>
      </text:list-level-style-bullet>
      <text:list-level-style-bullet text:level="4" text:style-name="WW_5f_CharLFO11LVL4" text:bullet-char="●">
        <style:list-level-properties/>
      </text:list-level-style-bullet>
      <text:list-level-style-bullet text:level="5" text:style-name="WW_5f_CharLFO11LVL5" text:bullet-char="○">
        <style:list-level-properties/>
      </text:list-level-style-bullet>
      <text:list-level-style-bullet text:level="6" text:style-name="WW_5f_CharLFO11LVL6" text:bullet-char="■">
        <style:list-level-properties/>
      </text:list-level-style-bullet>
      <text:list-level-style-bullet text:level="7" text:style-name="WW_5f_CharLFO11LVL7" text:bullet-char="●">
        <style:list-level-properties/>
      </text:list-level-style-bullet>
      <text:list-level-style-bullet text:level="8" text:style-name="WW_5f_CharLFO11LVL8" text:bullet-char="○">
        <style:list-level-properties/>
      </text:list-level-style-bullet>
      <text:list-level-style-bullet text:level="9" text:style-name="WW_5f_CharLFO11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79bf0" officeooo:paragraph-rsid="00079bf0"/>
    </style:style>
    <style:style style:name="MP2" style:family="paragraph" style:parent-style-name="Footer">
      <style:paragraph-properties fo:text-align="center" style:justify-single-word="false"/>
    </style:style>
    <style:style style:name="MP3" style:family="paragraph" style:parent-style-name="Footer">
      <style:text-properties style:font-name="Calibri Light" officeooo:paragraph-rsid="0007a6d1"/>
    </style:style>
    <style:style style:name="MT1" style:family="text">
      <style:text-properties style:font-name="Calibri Light" fo:font-weight="bold" style:font-weight-asian="bold" style:font-weight-complex="bold"/>
    </style:style>
    <style:style style:name="MT2" style:family="text">
      <style:text-properties style:font-name="Calibri Light" style:font-name-complex="Arial"/>
    </style:style>
    <style:style style:name="MT3" style:family="text">
      <style:text-properties officeooo:rsid="00079bf0" style:font-name-complex="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in" fo:margin-bottom="0.1965in"/>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30/10/14<text:tab/><text:tab/>v2</text:p>
      </style:header>
      <style:footer>
        <text:p text:style-name="MP2"><text:s/><text:tab/><text:tab/><text:span text:style-name="Default_20_Paragraph_20_Font"><text:span text:style-name="MT1"><text:page-number text:select-page="current">14</text:page-number></text:span></text:span><text:span text:style-name="MT2"><text:tab/></text:span></text:p>
        <text:p text:style-name="MP3"><text:span text:style-name="MT3">Group Project – Project Plan<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initial-creator>Owner</meta:initial-creator>
    <dc:creator>cormac brady</dc:creator>
    <meta:creation-date>2014-10-28T11:56:00Z</meta:creation-date>
    <dc:date>2014-10-30T18:36:20.528326695</dc:date>
    <meta:editing-cycles>3</meta:editing-cycles>
    <meta:editing-duration>PT51M17S</meta:editing-duration>
    <meta:document-statistic meta:table-count="7" meta:image-count="4" meta:object-count="0" meta:page-count="14" meta:paragraph-count="284" meta:word-count="2480" meta:character-count="14423" meta:non-whitespace-character-count="1222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